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54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299in"/>
    </style:style>
    <style:style style:name="co6" style:family="table-column">
      <style:table-column-properties fo:break-before="auto" style:column-width="1.1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0.74pt solid #000000" fo:border-top="0.74pt solid #000000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 style:data-style-name="N2">
      <style:table-cell-properties fo:border-bottom="none" fo:border-left="none" fo:border-right="0.74pt solid #000000" fo:border-top="none"/>
    </style:style>
    <style:style style:name="ce11" style:family="table-cell" style:parent-style-name="Default" style:data-style-name="N2">
      <style:table-cell-properties fo:border-bottom="0.74pt solid #000000" fo:border-left="none" fo:border-right="0.74pt solid #000000" fo:border-top="none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33" style:family="table-cell" style:parent-style-name="Default" style:data-style-name="N122"/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2">
      <style:table-cell-properties fo:border="none"/>
    </style:style>
    <style:style style:name="ce36" style:family="table-cell" style:parent-style-name="Default" style:data-style-name="N11"/>
    <style:style style:name="ce16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39" style:family="table-cell" style:parent-style-name="Default" style:data-style-name="N122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transparent"/>
    </style:style>
    <style:style style:name="ce20" style:family="table-cell" style:parent-style-name="Default" style:data-style-name="N1"/>
    <style:style style:name="ce43" style:family="table-cell" style:parent-style-name="Default" style:data-style-name="N122">
      <style:table-cell-properties fo:border="none"/>
    </style:style>
    <style:style style:name="ce21" style:family="table-cell" style:parent-style-name="Default" style:data-style-name="N1">
      <style:table-cell-properties fo:border-bottom="none" fo:border-left="none" fo:border-right="0.74pt solid #000000" fo:border-top="none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5" table:default-cell-style-name="Default"/>
        <table:table-column table:style-name="co4" table:default-cell-style-name="ce33"/>
        <table:table-column table:style-name="co6" table:default-cell-style-name="Default"/>
        <table:table-column table:style-name="co4" table:number-columns-repeated="12" table:default-cell-style-name="Default"/>
        <table:table-row table:style-name="ro1">
          <table:table-cell table:style-name="ce1" office:value-type="string" calcext:value-type="string">
            <text:p>объект</text:p>
          </table:table-cell>
          <table:table-cell table:style-name="ce5" office:value-type="string" calcext:value-type="string">
            <text:p>m, г</text:p>
          </table:table-cell>
          <table:table-cell table:style-name="ce4"/>
          <table:table-cell/>
          <table:table-cell table:style-name="ce1"/>
          <table:table-cell table:style-name="ce8" office:value-type="string" calcext:value-type="string">
            <text:p>N изм</text:p>
          </table:table-cell>
          <table:table-cell table:style-name="ce8" office:value-type="string" calcext:value-type="string">
            <text:p>T</text:p>
          </table:table-cell>
          <table:table-cell table:style-name="ce8" table:number-columns-repeated="2"/>
          <table:table-cell table:style-name="ce5"/>
          <table:table-cell table:style-name="ce4"/>
          <table:table-cell table:style-name="ce18" office:value-type="string" calcext:value-type="string">
            <text:p>параллелепипед</text:p>
          </table:table-cell>
          <table:table-cell table:style-name="ce8" table:number-columns-repeated="7"/>
          <table:table-cell table:style-name="ce5"/>
        </table:table-row>
        <table:table-row table:style-name="ro1">
          <table:table-cell table:style-name="ce2" office:value-type="string" calcext:value-type="string">
            <text:p>низкий цилиндр</text:p>
          </table:table-cell>
          <table:table-cell table:style-name="ce6" table:formula="of:=1569.5" office:value-type="float" office:value="1569.5" calcext:value-type="float">
            <text:p>1569.5</text:p>
          </table:table-cell>
          <table:table-cell table:style-name="ce4"/>
          <table:table-cell/>
          <table:table-cell office:value-type="string" calcext:value-type="string">
            <text:p>фигура</text:p>
          </table:table-cell>
          <table:table-cell table:style-name="ce4"/>
          <table:table-cell table:style-name="ce34" office:value-type="string" calcext:value-type="string" table:number-columns-spanned="2" table:number-rows-spanned="1">
            <text:p>низкий цилиндр</text:p>
          </table:table-cell>
          <table:covered-table-cell/>
          <table:table-cell table:style-name="ce38" office:value-type="string" calcext:value-type="string" table:number-columns-spanned="2" table:number-rows-spanned="1">
            <text:p>высокий цилиндр</text:p>
          </table:table-cell>
          <table:covered-table-cell table:style-name="ce6"/>
          <table:table-cell/>
          <table:table-cell table:style-name="ce2"/>
          <table:table-cell office:value-type="string" calcext:value-type="string">
            <text:p>N изм</text:p>
          </table:table-cell>
          <table:table-cell table:style-name="ce6" office:value-type="string" calcext:value-type="string" table:number-columns-spanned="7" table:number-rows-spanned="1">
            <text:p>T_15 /15 = t</text:p>
          </table:table-cell>
          <table:covered-table-cell table:number-columns-repeated="5"/>
          <table:covered-table-cell table:style-name="ce6"/>
        </table:table-row>
        <table:table-row table:style-name="ro1">
          <table:table-cell table:style-name="ce2" office:value-type="string" calcext:value-type="string">
            <text:p>высокий цилиндр</text:p>
          </table:table-cell>
          <table:table-cell table:style-name="ce6" table:formula="of:=2263.8" office:value-type="float" office:value="2263.8" calcext:value-type="float">
            <text:p>2263.8</text:p>
          </table:table-cell>
          <table:table-cell table:style-name="ce4"/>
          <table:table-cell/>
          <table:table-cell office:value-type="string" calcext:value-type="string">
            <text:p>оси</text:p>
          </table:table-cell>
          <table:table-cell table:style-name="ce4"/>
          <table:table-cell table:style-name="ce34" office:value-type="string" calcext:value-type="string">
            <text:p>высотная</text:p>
          </table:table-cell>
          <table:table-cell table:style-name="ce34" office:value-type="string" calcext:value-type="string">
            <text:p>диаметровая</text:p>
          </table:table-cell>
          <table:table-cell table:style-name="ce34" office:value-type="string" calcext:value-type="string">
            <text:p>высотная</text:p>
          </table:table-cell>
          <table:table-cell table:style-name="ce38" office:value-type="string" calcext:value-type="string">
            <text:p>диаметровая</text:p>
          </table:table-cell>
          <table:table-cell/>
          <table:table-cell table:style-name="ce2" office:value-type="string" calcext:value-type="string">
            <text:p>фигура</text:p>
          </table:table-cell>
          <table:table-cell/>
          <table:table-cell table:style-name="ce6" office:value-type="string" calcext:value-type="string" table:number-columns-spanned="7" table:number-rows-spanned="1">
            <text:p>параллелепипед</text:p>
          </table:table-cell>
          <table:covered-table-cell table:number-columns-repeated="5"/>
          <table:covered-table-cell table:style-name="ce6"/>
        </table:table-row>
        <table:table-row table:style-name="ro1">
          <table:table-cell table:style-name="ce2" office:value-type="string" calcext:value-type="string">
            <text:p>куб</text:p>
          </table:table-cell>
          <table:table-cell table:style-name="ce6" table:formula="of:=1088.4" office:value-type="float" office:value="1088.4" calcext:value-type="float">
            <text:p>1088.4</text:p>
          </table:table-cell>
          <table:table-cell table:style-name="ce4"/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3" table:formula="of:=(60+30.44)/15" office:value-type="float" office:value="6.02933333333333" calcext:value-type="float">
            <text:p>6.03</text:p>
          </table:table-cell>
          <table:table-cell table:style-name="ce13" table:formula="of:=(60+20.11)/15" office:value-type="float" office:value="5.34066666666667" calcext:value-type="float">
            <text:p>5.34</text:p>
          </table:table-cell>
          <table:table-cell table:style-name="ce13" table:formula="of:=(60+24.39)/15" office:value-type="float" office:value="5.626" calcext:value-type="float">
            <text:p>5.63</text:p>
          </table:table-cell>
          <table:table-cell table:style-name="ce10" table:formula="of:=(60+19.63)/15" office:value-type="float" office:value="5.30866666666667" calcext:value-type="float">
            <text:p>5.31</text:p>
          </table:table-cell>
          <table:table-cell/>
          <table:table-cell table:style-name="ce2" office:value-type="string" calcext:value-type="string">
            <text:p>оси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34" office:value-type="string" calcext:value-type="string">
            <text:p>Y</text:p>
          </table:table-cell>
          <table:table-cell table:style-name="ce34" office:value-type="string" calcext:value-type="string">
            <text:p>Z</text:p>
          </table:table-cell>
          <table:table-cell table:style-name="ce34" office:value-type="string" calcext:value-type="string">
            <text:p>MM’</text:p>
          </table:table-cell>
          <table:table-cell table:style-name="ce34" office:value-type="string" calcext:value-type="string">
            <text:p>EE’</text:p>
          </table:table-cell>
          <table:table-cell table:style-name="ce34" office:value-type="string" calcext:value-type="string">
            <text:p>PP’</text:p>
          </table:table-cell>
          <table:table-cell table:style-name="ce38" office:value-type="string" calcext:value-type="string">
            <text:p>AC’</text:p>
          </table:table-cell>
        </table:table-row>
        <table:table-row table:style-name="ro1">
          <table:table-cell table:style-name="ce3" office:value-type="string" calcext:value-type="string">
            <text:p>параллелепипед</text:p>
          </table:table-cell>
          <table:table-cell table:style-name="ce7" table:formula="of:=2082.8" office:value-type="float" office:value="2082.8" calcext:value-type="float">
            <text:p>2082.8</text:p>
          </table:table-cell>
          <table:table-cell table:style-name="ce4"/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13" table:formula="of:=(60+30.53)/15" office:value-type="float" office:value="6.03533333333333" calcext:value-type="float">
            <text:p>6.04</text:p>
          </table:table-cell>
          <table:table-cell table:style-name="ce13" table:formula="of:=(60+20.35)/15" office:value-type="float" office:value="5.35666666666667" calcext:value-type="float">
            <text:p>5.36</text:p>
          </table:table-cell>
          <table:table-cell table:style-name="ce13" table:formula="of:=(60+23.6)/15" office:value-type="float" office:value="5.57333333333333" calcext:value-type="float">
            <text:p>5.57</text:p>
          </table:table-cell>
          <table:table-cell table:style-name="ce10" table:formula="of:=(60+19.42)/15" office:value-type="float" office:value="5.29466666666667" calcext:value-type="float">
            <text:p>5.29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style-name="ce13" table:formula="of:=(60+44.93)/15" office:value-type="float" office:value="6.99533333333333" calcext:value-type="float">
            <text:p>7.00</text:p>
          </table:table-cell>
          <table:table-cell table:style-name="ce13" table:formula="of:=(60+37.97)/15" office:value-type="float" office:value="6.53133333333333" calcext:value-type="float">
            <text:p>6.53</text:p>
          </table:table-cell>
          <table:table-cell table:style-name="ce13" table:formula="of:=(60+24.8)/15" office:value-type="float" office:value="5.65333333333333" calcext:value-type="float">
            <text:p>5.65</text:p>
          </table:table-cell>
          <table:table-cell table:style-name="ce13" table:formula="of:=(60+39.92)/15" office:value-type="float" office:value="6.66133333333333" calcext:value-type="float">
            <text:p>6.66</text:p>
          </table:table-cell>
          <table:table-cell table:style-name="ce13" table:formula="of:=(60+27.15)/15" office:value-type="float" office:value="5.81" calcext:value-type="float">
            <text:p>5.81</text:p>
          </table:table-cell>
          <table:table-cell table:style-name="ce13" table:formula="of:=(60+29.58)/15" office:value-type="float" office:value="5.972" calcext:value-type="float">
            <text:p>5.97</text:p>
          </table:table-cell>
          <table:table-cell table:style-name="ce10" table:formula="of:=(60+30.52)/15" office:value-type="float" office:value="6.03466666666667" calcext:value-type="float">
            <text:p>6.03</text:p>
          </table:table-cell>
        </table:table-row>
        <table:table-row table:style-name="ro1">
          <table:table-cell table:style-name="ce4"/>
          <table:table-cell/>
          <table:table-cell table:style-name="ce4"/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3" table:formula="of:=(60+30.02)/15" office:value-type="float" office:value="6.00133333333333" calcext:value-type="float">
            <text:p>6.00</text:p>
          </table:table-cell>
          <table:table-cell table:style-name="ce13" table:formula="of:=(60+20.06)/15" office:value-type="float" office:value="5.33733333333333" calcext:value-type="float">
            <text:p>5.34</text:p>
          </table:table-cell>
          <table:table-cell table:style-name="ce13" table:formula="of:=(60+25.08)/15" office:value-type="float" office:value="5.672" calcext:value-type="float">
            <text:p>5.67</text:p>
          </table:table-cell>
          <table:table-cell table:style-name="ce10" table:formula="of:=(60+19.38)/15" office:value-type="float" office:value="5.292" calcext:value-type="float">
            <text:p>5.29</text:p>
          </table:table-cell>
          <table:table-cell/>
          <table:table-cell table:style-name="ce2"/>
          <table:table-cell office:value-type="float" office:value="2" calcext:value-type="float">
            <text:p>2</text:p>
          </table:table-cell>
          <table:table-cell table:style-name="ce13" table:formula="of:=(60+45.41)/15" office:value-type="float" office:value="7.02733333333333" calcext:value-type="float">
            <text:p>7.03</text:p>
          </table:table-cell>
          <table:table-cell table:style-name="ce13" table:formula="of:=(60+37.92)/15" office:value-type="float" office:value="6.528" calcext:value-type="float">
            <text:p>6.53</text:p>
          </table:table-cell>
          <table:table-cell table:style-name="ce13" table:formula="of:=(60+24.58)/15" office:value-type="float" office:value="5.63866666666667" calcext:value-type="float">
            <text:p>5.64</text:p>
          </table:table-cell>
          <table:table-cell table:style-name="ce19" table:formula="of:=(60+33.55)/15" office:value-type="float" office:value="6.23666666666667" calcext:value-type="float">
            <text:p>6.24</text:p>
          </table:table-cell>
          <table:table-cell table:style-name="ce13" table:formula="of:=(60+27.03)/15" office:value-type="float" office:value="5.802" calcext:value-type="float">
            <text:p>5.80</text:p>
          </table:table-cell>
          <table:table-cell table:style-name="ce13" table:formula="of:=(60+29.61)/15" office:value-type="float" office:value="5.974" calcext:value-type="float">
            <text:p>5.97</text:p>
          </table:table-cell>
          <table:table-cell table:style-name="ce10" table:formula="of:=(60+30.88)/15" office:value-type="float" office:value="6.05866666666667" calcext:value-type="float">
            <text:p>6.06</text:p>
          </table:table-cell>
        </table:table-row>
        <table:table-row table:style-name="ro1">
          <table:table-cell table:style-name="ce1"/>
          <table:table-cell table:style-name="ce8" office:value-type="string" calcext:value-type="string">
            <text:p>низкий цилиндр</text:p>
          </table:table-cell>
          <table:table-cell table:style-name="ce5" office:value-type="string" calcext:value-type="string">
            <text:p>высокий цилиндр</text:p>
          </table:table-cell>
          <table:table-cell table:number-columns-repeated="2"/>
          <table:table-cell table:style-name="ce4" office:value-type="string" calcext:value-type="string">
            <text:p>ср</text:p>
          </table:table-cell>
          <table:table-cell table:style-name="ce13" table:formula="of:=AVERAGE([.G4:.G6])" office:value-type="float" office:value="6.022" calcext:value-type="float">
            <text:p>6.02</text:p>
          </table:table-cell>
          <table:table-cell table:style-name="ce13" table:formula="of:=AVERAGE([.H4:.H6])" office:value-type="float" office:value="5.34488888888889" calcext:value-type="float">
            <text:p>5.34</text:p>
          </table:table-cell>
          <table:table-cell table:style-name="ce13" table:formula="of:=AVERAGE([.I4:.I6])" office:value-type="float" office:value="5.62377777777778" calcext:value-type="float">
            <text:p>5.62</text:p>
          </table:table-cell>
          <table:table-cell table:style-name="ce10" table:formula="of:=AVERAGE([.J4:.J6])" office:value-type="float" office:value="5.29844444444445" calcext:value-type="float">
            <text:p>5.30</text:p>
          </table:table-cell>
          <table:table-cell/>
          <table:table-cell table:style-name="ce2"/>
          <table:table-cell office:value-type="float" office:value="3" calcext:value-type="float">
            <text:p>3</text:p>
          </table:table-cell>
          <table:table-cell table:style-name="ce13" table:formula="of:=(60+45.25)/15" office:value-type="float" office:value="7.01666666666667" calcext:value-type="float">
            <text:p>7.02</text:p>
          </table:table-cell>
          <table:table-cell table:style-name="ce19" table:formula="of:=(60+39)/15" office:value-type="float" office:value="6.6" calcext:value-type="float">
            <text:p>6.60</text:p>
          </table:table-cell>
          <table:table-cell table:style-name="ce13" table:formula="of:=(60+24.75)/15" office:value-type="float" office:value="5.65" calcext:value-type="float">
            <text:p>5.65</text:p>
          </table:table-cell>
          <table:table-cell table:style-name="ce13" table:formula="of:=(60+39.85)/15" office:value-type="float" office:value="6.65666666666667" calcext:value-type="float">
            <text:p>6.66</text:p>
          </table:table-cell>
          <table:table-cell table:style-name="ce13" table:formula="of:=(60+27.25)/15" office:value-type="float" office:value="5.81666666666667" calcext:value-type="float">
            <text:p>5.82</text:p>
          </table:table-cell>
          <table:table-cell table:style-name="ce13" table:formula="of:=(60+29.63)/15" office:value-type="float" office:value="5.97533333333333" calcext:value-type="float">
            <text:p>5.98</text:p>
          </table:table-cell>
          <table:table-cell table:style-name="ce10" table:formula="of:=(60+30.89)/15" office:value-type="float" office:value="6.05933333333333" calcext:value-type="float">
            <text:p>6.06</text:p>
          </table:table-cell>
        </table:table-row>
        <table:table-row table:style-name="ro1">
          <table:table-cell table:style-name="ce2" office:value-type="string" calcext:value-type="string">
            <text:p>высота, см</text:p>
          </table:table-cell>
          <table:table-cell office:value-type="float" office:value="1.19" calcext:value-type="float">
            <text:p>1.19</text:p>
          </table:table-cell>
          <table:table-cell table:style-name="ce6" table:formula="of:=4.9" office:value-type="float" office:value="4.9" calcext:value-type="float">
            <text:p>4.9</text:p>
          </table:table-cell>
          <table:table-cell table:number-columns-repeated="2"/>
          <table:table-cell table:style-name="ce4" office:value-type="string" calcext:value-type="string">
            <text:p>\sigma_t, с</text:p>
          </table:table-cell>
          <table:table-cell table:style-name="ce15" table:formula="of:=[.$B$23]/15" office:value-type="float" office:value="0.04" calcext:value-type="float">
            <text:p>0.04</text:p>
          </table:table-cell>
          <table:table-cell table:number-columns-repeated="2"/>
          <table:table-cell table:style-name="ce6"/>
          <table:table-cell/>
          <table:table-cell table:style-name="ce2"/>
          <table:table-cell office:value-type="string" calcext:value-type="string">
            <text:p>ср</text:p>
          </table:table-cell>
          <table:table-cell table:style-name="ce13" table:formula="of:=AVERAGE([.N5:.N7])" office:value-type="float" office:value="7.01311111111111" calcext:value-type="float">
            <text:p>7.01</text:p>
          </table:table-cell>
          <table:table-cell table:style-name="ce13" table:formula="of:=AVERAGE([.O5:.O7])" office:value-type="float" office:value="6.55311111111111" calcext:value-type="float">
            <text:p>6.55</text:p>
          </table:table-cell>
          <table:table-cell table:style-name="ce13" table:formula="of:=AVERAGE([.P5:.P7])" office:value-type="float" office:value="5.64733333333333" calcext:value-type="float">
            <text:p>5.65</text:p>
          </table:table-cell>
          <table:table-cell table:style-name="ce13" table:formula="of:=AVERAGE([.Q5:.Q7])" office:value-type="float" office:value="6.51822222222222" calcext:value-type="float">
            <text:p>6.52</text:p>
          </table:table-cell>
          <table:table-cell table:style-name="ce13" table:formula="of:=AVERAGE([.R5:.R7])" office:value-type="float" office:value="5.80955555555556" calcext:value-type="float">
            <text:p>5.81</text:p>
          </table:table-cell>
          <table:table-cell table:style-name="ce13" table:formula="of:=AVERAGE([.S5:.S7])" office:value-type="float" office:value="5.97377777777778" calcext:value-type="float">
            <text:p>5.97</text:p>
          </table:table-cell>
          <table:table-cell table:style-name="ce10" table:formula="of:=AVERAGE([.T5:.T7])" office:value-type="float" office:value="6.05088888888889" calcext:value-type="float">
            <text:p>6.05</text:p>
          </table:table-cell>
        </table:table-row>
        <table:table-row table:style-name="ro1">
          <table:table-cell table:style-name="ce3" office:value-type="string" calcext:value-type="string">
            <text:p>диаметр, см</text:p>
          </table:table-cell>
          <table:table-cell table:style-name="ce9" office:value-type="float" office:value="12.45" calcext:value-type="float">
            <text:p>12.45</text:p>
          </table:table-cell>
          <table:table-cell table:style-name="ce7" table:formula="of:=8.8" office:value-type="float" office:value="8.8" calcext:value-type="float">
            <text:p>8.8</text:p>
          </table:table-cell>
          <table:table-cell table:number-columns-repeated="2"/>
          <table:table-cell table:style-name="ce4"/>
          <table:table-cell table:style-name="ce6" office:value-type="string" calcext:value-type="string" table:number-columns-spanned="4" table:number-rows-spanned="1">
            <text:p>I, г* м^2</text:p>
          </table:table-cell>
          <table:covered-table-cell table:number-columns-repeated="2"/>
          <table:covered-table-cell table:style-name="ce6"/>
          <table:table-cell/>
          <table:table-cell table:style-name="ce2"/>
          <table:table-cell table:style-name="ce4" office:value-type="string" calcext:value-type="string">
            <text:p>\sigma_t, с</text:p>
          </table:table-cell>
          <table:table-cell table:style-name="ce15" table:formula="of:=[.$B$23]/15" office:value-type="float" office:value="0.04" calcext:value-type="float">
            <text:p>0.04</text:p>
          </table:table-cell>
          <table:table-cell table:style-name="ce13" table:number-columns-repeated="5"/>
          <table:table-cell table:style-name="ce10"/>
        </table:table-row>
        <table:table-row table:style-name="ro1"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formula="of:=[.B2] * POWER([.B9]/2; 2) / 2 / 10000" office:value-type="float" office:value="3.040955296875" calcext:value-type="float">
            <text:p>3.041</text:p>
          </table:table-cell>
          <table:table-cell table:style-name="ce33" table:formula="of:=[.G10]/2 + [.B2] * POWER([.B8]; 2)/ 12/10000" office:value-type="float" office:value="1.53899905635417" calcext:value-type="float">
            <text:p>1.539</text:p>
          </table:table-cell>
          <table:table-cell table:style-name="ce33" table:formula="of:=[.B3] * POWER([.C9]/2; 2) / 2 / 10000" office:value-type="float" office:value="2.1913584" calcext:value-type="float">
            <text:p>2.191</text:p>
          </table:table-cell>
          <table:table-cell table:style-name="ce39" table:formula="of:=[.I10]/2 + [.B3] * POWER([.C8]; 2)/ 12/10000" office:value-type="float" office:value="1.54862785" calcext:value-type="float">
            <text:p>1.549</text:p>
          </table:table-cell>
          <table:table-cell/>
          <table:table-cell table:style-name="ce2"/>
          <table:table-cell/>
          <table:table-cell table:style-name="ce6" office:value-type="string" calcext:value-type="string" table:number-columns-spanned="7" table:number-rows-spanned="1">
            <text:p>I, г* м^2</text:p>
          </table:table-cell>
          <table:covered-table-cell table:number-columns-repeated="5" table:style-name="ce20"/>
          <table:covered-table-cell table:style-name="ce21"/>
        </table:table-row>
        <table:table-row table:style-name="ro1">
          <table:table-cell table:style-name="ce1"/>
          <table:table-cell table:style-name="ce8" office:value-type="string" calcext:value-type="string">
            <text:p>куб</text:p>
          </table:table-cell>
          <table:table-cell table:style-name="ce5" office:value-type="string" calcext:value-type="string">
            <text:p>параллелепипед</text:p>
          </table:table-cell>
          <table:table-cell table:number-columns-repeated="2"/>
          <table:table-cell office:value-type="string" calcext:value-type="string">
            <text:p>\sigma_I</text:p>
          </table:table-cell>
          <table:table-cell table:formula="of:=SQRT(POWER([.G10]/[.B2]; 2) * POWER([.B22]; 2) + POWER(2*[.G10]/([.B9]/2/100); 2) * POWER([.B24]/100; 2))" office:value-type="float" office:value="0.00491952834662551" calcext:value-type="float">
            <text:p>0.005</text:p>
          </table:table-cell>
          <table:table-cell table:style-name="ce33" table:formula="of:=SQRT(POWER([.H10]/[.B2]; 2) * POWER([.B22]; 2) + POWER([.B2]*[.B8]/100/6; 2)*POWER([.B24]/100; 2) + POWER([.B2]*([.B9]/2/100)/2; 2)*POWER([.B24]/100; 2))" office:value-type="float" office:value="0.00246510336158339" calcext:value-type="float">
            <text:p>0.002</text:p>
          </table:table-cell>
          <table:table-cell table:style-name="ce33" table:formula="of:=SQRT(POWER([.I10]/[.B3]; 2) * POWER([.B22]; 2) + POWER(2*[.I10]/([.C9]/2/100); 2) * POWER([.B24]/100; 2))" office:value-type="float" office:value="0.0049888192881282" calcext:value-type="float">
            <text:p>0.005</text:p>
          </table:table-cell>
          <table:table-cell table:style-name="ce39" table:formula="of:=SQRT(POWER([.J10]/[.B3]; 2) * POWER([.B22]; 2) + POWER([.B3]*[.C8]/100/6; 2)*POWER([.B24]/100; 2) + POWER([.B3]*([.C9]/2/100)/2; 2)*POWER([.B24]/100; 2))" office:value-type="float" office:value="0.00266413238433266" calcext:value-type="float">
            <text:p>0.003</text:p>
          </table:table-cell>
          <table:table-cell/>
          <table:table-cell table:style-name="ce2"/>
          <table:table-cell/>
          <table:table-cell table:style-name="ce33" table:formula="of:=[.B5]/12 * ([.C13]*[.C13]+[.C14]*[.C14])/10000" office:value-type="float" office:value="5.64438973566667" calcext:value-type="float">
            <text:p>5.644</text:p>
          </table:table-cell>
          <table:table-cell table:style-name="ce43" table:formula="of:=[.B5]/12 * ([.C12]*[.C12]+[.C14]*[.C14])/10000" office:value-type="float" office:value="4.346137104" calcext:value-type="float">
            <text:p>4.346</text:p>
          </table:table-cell>
          <table:table-cell table:style-name="ce43" table:formula="of:=[.B5]/12 * ([.C12]*[.C12]+[.C13]*[.C13])/10000" office:value-type="float" office:value="2.18002683966667" calcext:value-type="float">
            <text:p>2.180</text:p>
          </table:table-cell>
          <table:table-cell table:style-name="ce43" table:formula="of:=[.N11]*POWER([.C12];2) / (POWER([.C12]; 2) + POWER([.C13]; 2)) + [.O11]*POWER([.C13];2) / (POWER([.C12]; 2) + POWER([.C13]; 2))" office:value-type="float" office:value="4.60869480862139" calcext:value-type="float">
            <text:p>4.609</text:p>
          </table:table-cell>
          <table:table-cell table:style-name="ce43" table:formula="of:=[.N11]*POWER([.C12];2) / (POWER([.C12]; 2) + POWER([.C14]; 2)) + [.P11]*POWER([.C14];2) / (POWER([.C12]; 2) + POWER([.C14]; 2))" office:value-type="float" office:value="2.53146373359639" calcext:value-type="float">
            <text:p>2.531</text:p>
          </table:table-cell>
          <table:table-cell table:style-name="ce43" table:formula="of:=[.O11]*POWER([.C13];2) / (POWER([.C13]; 2) + POWER([.C14]; 2)) + [.P11]*POWER([.C14];2) / (POWER([.C13]; 2) + POWER([.C14]; 2))" office:value-type="float" office:value="2.84744503879153" calcext:value-type="float">
            <text:p>2.847</text:p>
          </table:table-cell>
          <table:table-cell table:style-name="ce39" table:formula="of:=[.N11]*POWER([.C12]/[.C15]; 2) + [.O11]*POWER([.C13]/[.C15]; 2) + [.P11]*POWER([.C14]/[.C15]; 2)" office:value-type="float" office:value="3.05008772538473" calcext:value-type="float">
            <text:p>3.050</text:p>
          </table:table-cell>
        </table:table-row>
        <table:table-row table:style-name="ro1">
          <table:table-cell table:style-name="ce2" office:value-type="string" calcext:value-type="string">
            <text:p>малая, см</text:p>
          </table:table-cell>
          <table:table-cell table:formula="of:=9.27" office:value-type="float" office:value="9.27" calcext:value-type="float">
            <text:p>9.27</text:p>
          </table:table-cell>
          <table:table-cell table:style-name="ce6" table:formula="of:=5.04" office:value-type="float" office:value="5.04" calcext:value-type="float">
            <text:p>5.04</text:p>
          </table:table-cell>
          <table:table-cell table:number-columns-repeated="3"/>
          <table:table-cell table:style-name="ce36" table:formula="of:=[.G11]/[.G10]" office:value-type="percentage" office:value="0.00161775753549584" calcext:value-type="percentage">
            <text:p>0.16%</text:p>
          </table:table-cell>
          <table:table-cell table:style-name="ce36" table:formula="of:=[.H11]/[.H10]" office:value-type="percentage" office:value="0.00160175755235558" calcext:value-type="percentage">
            <text:p>0.16%</text:p>
          </table:table-cell>
          <table:table-cell table:style-name="ce36" table:formula="of:=[.I11]/[.I10]" office:value-type="percentage" office:value="0.00227658756693027" calcext:value-type="percentage">
            <text:p>0.23%</text:p>
          </table:table-cell>
          <table:table-cell table:style-name="ce36" table:formula="of:=[.J11]/[.J10]" office:value-type="percentage" office:value="0.00172031801205994" calcext:value-type="percentage">
            <text:p>0.17%</text:p>
          </table:table-cell>
          <table:table-cell table:style-name="ce34"/>
          <table:table-cell table:style-name="ce2"/>
          <table:table-cell office:value-type="string" calcext:value-type="string">
            <text:p>\sigma_I</text:p>
          </table:table-cell>
          <table:table-cell table:style-name="ce33" table:formula="of:=SQRT(POWER([.N11]/[.B5]; 2) * POWER([.B22]; 2) + POWER([.B5]*[.C13]/6 /100; 2) * POWER([.B24]/100; 2) + POWER([.B5]*[.C14]/6/100; 2) * POWER([.B24]/100; 2) )" office:value-type="float" office:value="0.00323384423316464" calcext:value-type="float">
            <text:p>0.003</text:p>
          </table:table-cell>
          <table:table-cell table:style-name="ce33" table:formula="of:=SQRT(POWER([.O11]/[.B5]; 2) * POWER([.B22]; 2) + POWER([.B5]*[.C12]/6 /100; 2) * POWER([.B24]/100; 2) + POWER([.B5]*[.C14]/6/100; 2) * POWER([.B24]/100; 2) )" office:value-type="float" office:value="0.00281697112306676" calcext:value-type="float">
            <text:p>0.003</text:p>
          </table:table-cell>
          <table:table-cell table:style-name="ce33" table:formula="of:=SQRT(POWER([.P11]/[.B5]; 2) * POWER([.B22]; 2) + POWER([.B5]*[.C12]/6 /100; 2) * POWER([.B24]/100; 2) + POWER([.B5]*[.C13]/6/100; 2) * POWER([.B24]/100; 2) )" office:value-type="float" office:value="0.00197038031533665" calcext:value-type="float">
            <text:p>0.002</text:p>
          </table:table-cell>
          <table:table-cell table:style-name="ce33" table:formula="of:=SQRT(POWER(POWER([.C12]/100; 2)/(POWER([.C12]/100; 2) + POWER([.C13]/100; 2)); 2) * POWER([.N12]; 2) + POWER(POWER([.C13]/100; 2)/(POWER([.C12]/100; 2) + POWER([.C13]/100; 2)); 2) * POWER([.O12]; 2) + POWER(2*[.C12]*[.C13]*[.C13]*([.N11]-[.O11])/POWER([.C12]*[.C12]+[.C13]*[.C13]; 2)*100; 2) * POWER([.B24]/100; 2) + POWER(-[.Q20]*[.C13]/[.C12]; 2) * POWER([.B24]/100; 2))" office:value-type="float" office:value="0.00251634003428845" calcext:value-type="float">
            <text:p>0.003</text:p>
          </table:table-cell>
          <table:table-cell table:style-name="ce33" table:formula="of:=SQRT(POWER(POWER([.C12]/100; 2)/(POWER([.C12]/100; 2) + POWER([.C14]/100; 2)); 2) * POWER([.N12]; 2) + POWER(POWER([.C14]/100; 2)/(POWER([.C12]/100; 2) + POWER([.C14]/100; 2)); 2) * POWER([.P12]; 2) + POWER(2*[.C12]*[.C14]*[.C14]*([.N11]-[.P11])/POWER([.C12]*[.C12]+[.C14]*[.C14]; 2)*100; 2) * POWER([.B24]/100; 2) + POWER(2*[.C12]*[.C12]*[.C14]*(-[.N11]+[.P11])/POWER([.C12]*[.C12]+[.C14]*[.C14]; 2)*100; 2) * POWER([.B24]/100; 2))" office:value-type="float" office:value="0.00191811861180575" calcext:value-type="float">
            <text:p>0.002</text:p>
          </table:table-cell>
          <table:table-cell table:style-name="ce33" table:formula="of:=SQRT(POWER(POWER([.C13]/100; 2)/(POWER([.C13]/100; 2) + POWER([.C14]/100; 2)); 2) * POWER([.O12]; 2) + POWER(POWER([.C14]/100; 2)/(POWER([.C13]/100; 2) + POWER([.C14]/100; 2)); 2) * POWER([.P12]; 2) + POWER(2*[.C13]*[.C14]*[.C14]*([.O11]-[.P11])/POWER([.C13]*[.C13]+[.C14]*[.C14]; 2)*100; 2) * POWER([.B24]/100; 2) + POWER(2*[.C13]*[.C13]*[.C14]*(-[.O11]+[.P11])/POWER([.C13]*[.C13]+[.C14]*[.C14]; 2)*100; 2) * POWER([.B24]/100; 2))" office:value-type="float" office:value="0.00170863737875897" calcext:value-type="float">
            <text:p>0.002</text:p>
          </table:table-cell>
          <table:table-cell table:style-name="ce39" table:formula="of:=SQRT(POWER([.T11]/[.B5]; 2) * POWER([.B22]; 2) + POWER([.B5]*[.C12]*([.C13]*[.C13]+[.C14]*[.C14])/3/[.C15]/[.C15]/100; 2) * POWER([.B24]/100; 2) + POWER([.B5]*[.C13]*([.C12]*[.C12]+[.C14]*[.C14])/3/[.C15]/[.C15]/100; 2) * POWER([.B24]/100; 2) + POWER([.B5]*[.C14]*([.C12]*[.C12]+[.C13]*[.C13])/3/[.C15]/[.C15]/100; 2) * POWER([.B24]/100; 2) + POWER(-2/[.C15] * [.T11]; 2) * POWER([.B24]/100; 2))" office:value-type="float" office:value="0.00353063143888829" calcext:value-type="float">
            <text:p>0.004</text:p>
          </table:table-cell>
        </table:table-row>
        <table:table-row table:style-name="ro1">
          <table:table-cell table:style-name="ce2" office:value-type="string" calcext:value-type="string">
            <text:p>средняя, см</text:p>
          </table:table-cell>
          <table:table-cell table:formula="of:=9.24" office:value-type="float" office:value="9.24" calcext:value-type="float">
            <text:p>9.24</text:p>
          </table:table-cell>
          <table:table-cell table:style-name="ce6" table:formula="of:=10.01" office:value-type="float" office:value="10.01" calcext:value-type="float">
            <text:p>10.01</text:p>
          </table:table-cell>
          <table:table-cell table:style-name="ce4"/>
          <table:table-cell table:style-name="ce3"/>
          <table:table-cell table:style-name="ce9" office:value-type="string" calcext:value-type="string">
            <text:p>t^2, с^2</text:p>
          </table:table-cell>
          <table:table-cell table:style-name="ce16" table:formula="of:=[.G7]*[.G7]" office:value-type="float" office:value="36.264484" calcext:value-type="float">
            <text:p>36.26</text:p>
          </table:table-cell>
          <table:table-cell table:style-name="ce16" table:formula="of:=[.H7]*[.H7]" office:value-type="float" office:value="28.5678372345679" calcext:value-type="float">
            <text:p>28.57</text:p>
          </table:table-cell>
          <table:table-cell table:style-name="ce16" table:formula="of:=[.I7]*[.I7]" office:value-type="float" office:value="31.6268764938272" calcext:value-type="float">
            <text:p>31.63</text:p>
          </table:table-cell>
          <table:table-cell table:style-name="ce11" table:formula="of:=[.J7]*[.J7]" office:value-type="float" office:value="28.0735135308642" calcext:value-type="float">
            <text:p>28.07</text:p>
          </table:table-cell>
          <table:table-cell table:style-name="ce13"/>
          <table:table-cell table:style-name="ce2"/>
          <table:table-cell/>
          <table:table-cell table:style-name="ce36" table:formula="of:=[.N12]/[.N11]" office:value-type="percentage" office:value="0.000572930712549863" calcext:value-type="percentage">
            <text:p>0.06%</text:p>
          </table:table-cell>
          <table:table-cell table:style-name="ce36" table:formula="of:=[.O12]/[.O11]" office:value-type="percentage" office:value="0.000648155144593607" calcext:value-type="percentage">
            <text:p>0.06%</text:p>
          </table:table-cell>
          <table:table-cell table:style-name="ce36" table:formula="of:=[.P12]/[.P11]" office:value-type="percentage" office:value="0.000903833053559071" calcext:value-type="percentage">
            <text:p>0.09%</text:p>
          </table:table-cell>
          <table:table-cell table:style-name="ce36" table:formula="of:=[.Q12]/[.Q11]" office:value-type="percentage" office:value="0.000545998409263548" calcext:value-type="percentage">
            <text:p>0.05%</text:p>
          </table:table-cell>
          <table:table-cell table:style-name="ce36" table:formula="of:=[.R12]/[.R11]" office:value-type="percentage" office:value="0.000757711274449395" calcext:value-type="percentage">
            <text:p>0.08%</text:p>
          </table:table-cell>
          <table:table-cell table:style-name="ce36" table:formula="of:=[.S12]/[.S11]" office:value-type="percentage" office:value="0.000600059827488055" calcext:value-type="percentage">
            <text:p>0.06%</text:p>
          </table:table-cell>
          <table:table-cell table:style-name="ce36" table:formula="of:=[.T12]/[.T11]" office:value-type="percentage" office:value="0.00115755078436078" calcext:value-type="percentage">
            <text:p>0.12%</text:p>
          </table:table-cell>
        </table:table-row>
        <table:table-row table:style-name="ro1">
          <table:table-cell table:style-name="ce2" office:value-type="string" calcext:value-type="string">
            <text:p>большая, см</text:p>
          </table:table-cell>
          <table:table-cell table:style-name="ce4" table:formula="of:=9.26" office:value-type="float" office:value="9.26" calcext:value-type="float">
            <text:p>9.26</text:p>
          </table:table-cell>
          <table:table-cell table:style-name="ce6" table:formula="of:=15" office:value-type="float" office:value="15" calcext:value-type="float">
            <text:p>15</text:p>
          </table:table-cell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table:style-name="ce13" table:number-columns-repeated="2"/>
          <table:table-cell table:style-name="ce3"/>
          <table:table-cell office:value-type="string" calcext:value-type="string">
            <text:p>t^2, с^2</text:p>
          </table:table-cell>
          <table:table-cell table:style-name="ce16" table:formula="of:=[.N8]*[.N8]" office:value-type="float" office:value="49.1837274567901" calcext:value-type="float">
            <text:p>49.18</text:p>
          </table:table-cell>
          <table:table-cell table:style-name="ce16" table:formula="of:=[.O8]*[.O8]" office:value-type="float" office:value="42.9432652345679" calcext:value-type="float">
            <text:p>42.94</text:p>
          </table:table-cell>
          <table:table-cell table:style-name="ce16" table:formula="of:=[.P8]*[.P8]" office:value-type="float" office:value="31.8923737777778" calcext:value-type="float">
            <text:p>31.89</text:p>
          </table:table-cell>
          <table:table-cell table:style-name="ce16" table:formula="of:=[.Q8]*[.Q8]" office:value-type="float" office:value="42.4872209382716" calcext:value-type="float">
            <text:p>42.49</text:p>
          </table:table-cell>
          <table:table-cell table:style-name="ce16" table:formula="of:=[.R8]*[.R8]" office:value-type="float" office:value="33.7509357530864" calcext:value-type="float">
            <text:p>33.75</text:p>
          </table:table-cell>
          <table:table-cell table:style-name="ce16" table:formula="of:=[.S8]*[.S8]" office:value-type="float" office:value="35.6860209382716" calcext:value-type="float">
            <text:p>35.69</text:p>
          </table:table-cell>
          <table:table-cell table:style-name="ce11" table:formula="of:=[.T8]*[.T8]" office:value-type="float" office:value="36.613256345679" calcext:value-type="float">
            <text:p>36.61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10" table:formula="of:=SQRT([.B12]*[.B12]+[.B13]*[.B13]+[.B14]*[.B14])" office:value-type="float" office:value="16.033031528691" calcext:value-type="float">
            <text:p>16.03</text:p>
          </table:table-cell>
          <table:table-cell table:style-name="ce10" table:formula="of:=SQRT([.C12]*[.C12]+[.C13]*[.C13]+[.C14]*[.C14])" office:value-type="float" office:value="18.7243611372992" calcext:value-type="float">
            <text:p>18.72</text:p>
          </table:table-cell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table:style-name="ce13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Средняя + малая</text:p>
          </table:table-cell>
          <table:table-cell table:style-name="ce10" table:formula="of:=SQRT([.B13]*[.B13]+[.B12]*[.B12])" office:value-type="float" office:value="13.0885637103542" calcext:value-type="float">
            <text:p>13.09</text:p>
          </table:table-cell>
          <table:table-cell table:style-name="ce10" table:formula="of:=SQRT([.C13]*[.C13]+[.C12]*[.C12])" office:value-type="float" office:value="11.2072164251432" calcext:value-type="float">
            <text:p>11.21</text:p>
          </table:table-cell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table:style-name="ce13" table:number-columns-repeated="2"/>
          <table:table-cell table:number-columns-repeated="2"/>
          <table:table-cell table:style-name="ce13" table:number-columns-repeated="7"/>
        </table:table-row>
        <table:table-row table:style-name="ro1">
          <table:table-cell table:style-name="ce2" office:value-type="string" calcext:value-type="string">
            <text:p>Средняя + большая</text:p>
          </table:table-cell>
          <table:table-cell table:style-name="ce10" table:formula="of:=SQRT([.B13]*[.B13]+[.B14]*[.B14])" office:value-type="float" office:value="13.0814830963465" calcext:value-type="float">
            <text:p>13.08</text:p>
          </table:table-cell>
          <table:table-cell table:style-name="ce10" table:formula="of:=SQRT([.C13]*[.C13]+[.C14]*[.C14])" office:value-type="float" office:value="18.0333052988075" calcext:value-type="float">
            <text:p>18.03</text:p>
          </table:table-cell>
          <table:table-cell table:style-name="ce4"/>
          <table:table-cell table:style-name="Default"/>
          <table:table-cell/>
          <table:table-cell table:style-name="Default"/>
          <table:table-cell table:number-columns-repeated="3"/>
          <table:table-cell table:style-name="ce1"/>
          <table:table-cell table:style-name="ce8"/>
          <table:table-cell table:style-name="ce5"/>
          <table:table-cell table:number-columns-repeated="7"/>
        </table:table-row>
        <table:table-row table:style-name="ro1">
          <table:table-cell table:style-name="ce3" office:value-type="string" calcext:value-type="string">
            <text:p>большая <text:s/>малая</text:p>
          </table:table-cell>
          <table:table-cell table:style-name="ce11" table:formula="of:=SQRT([.B14]*[.B14]+[.B12]*[.B12])" office:value-type="float" office:value="13.1026905633919" calcext:value-type="float">
            <text:p>13.10</text:p>
          </table:table-cell>
          <table:table-cell table:style-name="ce11" table:formula="of:=SQRT([.C14]*[.C14]+[.C12]*[.C12])" office:value-type="float" office:value="15.8240829118151" calcext:value-type="float">
            <text:p>15.82</text:p>
          </table:table-cell>
          <table:table-cell table:style-name="ce4"/>
          <table:table-cell table:style-name="ce1"/>
          <table:table-cell table:style-name="ce8" office:value-type="string" calcext:value-type="string">
            <text:p>N изм</text:p>
          </table:table-cell>
          <table:table-cell table:style-name="ce8" office:value-type="string" calcext:value-type="string">
            <text:p>T_15 /15</text:p>
          </table:table-cell>
          <table:table-cell table:style-name="ce8"/>
          <table:table-cell table:style-name="ce5"/>
          <table:table-cell/>
          <table:table-cell table:style-name="ce2"/>
          <table:table-cell table:style-name="ce4" office:value-type="string" calcext:value-type="string">
            <text:p>N изм</text:p>
          </table:table-cell>
          <table:table-cell table:style-name="ce6" office:value-type="string" calcext:value-type="string">
            <text:p>T_15 /1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office:value-type="string" calcext:value-type="string">
            <text:p>фигура</text:p>
          </table:table-cell>
          <table:table-cell/>
          <table:table-cell table:style-name="ce4" office:value-type="string" calcext:value-type="string">
            <text:p>куб</text:p>
          </table:table-cell>
          <table:table-cell/>
          <table:table-cell table:style-name="ce6"/>
          <table:table-cell/>
          <table:table-cell table:style-name="ce2" office:value-type="string" calcext:value-type="string">
            <text:p>фигура</text:p>
          </table:table-cell>
          <table:table-cell/>
          <table:table-cell table:style-name="ce6" office:value-type="string" calcext:value-type="string">
            <text:p>маятник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office:value-type="string" calcext:value-type="string">
            <text:p>оси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34" office:value-type="string" calcext:value-type="string">
            <text:p>MM’</text:p>
          </table:table-cell>
          <table:table-cell table:style-name="ce38" office:value-type="string" calcext:value-type="string">
            <text:p>AC’</text:p>
          </table:table-cell>
          <table:table-cell/>
          <table:table-cell table:style-name="ce2" office:value-type="string" calcext:value-type="string">
            <text:p>оси</text:p>
          </table:table-cell>
          <table:table-cell/>
          <table:table-cell table:style-name="ce38" office:value-type="string" calcext:value-type="string">
            <text:p>X</text:p>
          </table:table-cell>
          <table:table-cell table:number-columns-repeated="3"/>
          <table:table-cell table:formula="of:=2*[.C12]*[.C13]*[.C13]*([.N11]-[.O11])/POWER([.C12]*[.C12]+[.C13]*[.C13]; 2)*100" office:value-type="float" office:value="8.31183404732295" calcext:value-type="float">
            <text:p>8.3118340473229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прибор</text:p>
          </table:table-cell>
          <table:table-cell table:style-name="ce12" office:value-type="string" calcext:value-type="string">
            <text:p>погрешности</text:p>
          </table:table-cell>
          <table:table-cell/>
          <table:table-cell table:style-name="ce4"/>
          <table:table-cell/>
          <table:table-cell office:value-type="float" office:value="1" calcext:value-type="float">
            <text:p>1</text:p>
          </table:table-cell>
          <table:table-cell table:style-name="ce13" table:formula="of:=(60+20.2)/15" office:value-type="float" office:value="5.34666666666667" calcext:value-type="float">
            <text:p>5.35</text:p>
          </table:table-cell>
          <table:table-cell table:style-name="ce13" table:formula="of:=(60+20.2)/15" office:value-type="float" office:value="5.34666666666667" calcext:value-type="float">
            <text:p>5.35</text:p>
          </table:table-cell>
          <table:table-cell table:style-name="ce10" table:formula="of:=(60+20.3)/15" office:value-type="float" office:value="5.35333333333333" calcext:value-type="float">
            <text:p>5.35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style-name="ce10" table:formula="of:=(60+7.62)/15" office:value-type="float" office:value="4.508" calcext:value-type="float">
            <text:p>4.5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весы, г</text:p>
          </table:table-cell>
          <table:table-cell table:style-name="ce6" table:formula="of:=0.3" office:value-type="float" office:value="0.3" calcext:value-type="float">
            <text:p>0.3</text:p>
          </table:table-cell>
          <table:table-cell/>
          <table:table-cell table:style-name="ce4"/>
          <table:table-cell/>
          <table:table-cell office:value-type="float" office:value="2" calcext:value-type="float">
            <text:p>2</text:p>
          </table:table-cell>
          <table:table-cell table:style-name="ce13" table:formula="of:=(60+20.52)/15" office:value-type="float" office:value="5.368" calcext:value-type="float">
            <text:p>5.37</text:p>
          </table:table-cell>
          <table:table-cell table:style-name="ce13" table:formula="of:=(60+20.32)/15" office:value-type="float" office:value="5.35466666666667" calcext:value-type="float">
            <text:p>5.35</text:p>
          </table:table-cell>
          <table:table-cell table:style-name="ce10" table:formula="of:=(60+20.8)/15" office:value-type="float" office:value="5.38666666666667" calcext:value-type="float">
            <text:p>5.39</text:p>
          </table:table-cell>
          <table:table-cell/>
          <table:table-cell table:style-name="ce2"/>
          <table:table-cell office:value-type="float" office:value="2" calcext:value-type="float">
            <text:p>2</text:p>
          </table:table-cell>
          <table:table-cell table:style-name="ce10" table:formula="of:=(60+6.84)/15" office:value-type="float" office:value="4.456" calcext:value-type="float">
            <text:p>4.46</text:p>
          </table:table-cell>
          <table:table-cell table:number-columns-repeated="3"/>
          <table:table-cell table:formula="of:=-[.Q20]*[.C13]/[.C12]" office:value-type="float" office:value="-16.5082259550997" calcext:value-type="float">
            <text:p>-16.508225955099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секундомер, с</text:p>
          </table:table-cell>
          <table:table-cell table:style-name="ce6" office:value-type="float" office:value="0.6" calcext:value-type="float">
            <text:p>0.6</text:p>
          </table:table-cell>
          <table:table-cell/>
          <table:table-cell table:style-name="ce4"/>
          <table:table-cell/>
          <table:table-cell office:value-type="float" office:value="3" calcext:value-type="float">
            <text:p>3</text:p>
          </table:table-cell>
          <table:table-cell table:style-name="ce13" table:formula="of:=(60+20.1)/15" office:value-type="float" office:value="5.34" calcext:value-type="float">
            <text:p>5.34</text:p>
          </table:table-cell>
          <table:table-cell table:style-name="ce13" table:formula="of:=(60+20.51)/15" office:value-type="float" office:value="5.36733333333333" calcext:value-type="float">
            <text:p>5.37</text:p>
          </table:table-cell>
          <table:table-cell table:style-name="ce10" table:formula="of:=(60+24.83-4.32)/15" office:value-type="float" office:value="5.36733333333333" calcext:value-type="float">
            <text:p>5.37</text:p>
          </table:table-cell>
          <table:table-cell/>
          <table:table-cell table:style-name="ce2"/>
          <table:table-cell office:value-type="float" office:value="3" calcext:value-type="float">
            <text:p>3</text:p>
          </table:table-cell>
          <table:table-cell table:style-name="ce10" table:formula="of:=(60+7.26)/15" office:value-type="float" office:value="4.484" calcext:value-type="float">
            <text:p>4.48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штангенциркуль, см</text:p>
          </table:table-cell>
          <table:table-cell table:style-name="ce7" office:value-type="float" office:value="0.005" calcext:value-type="float">
            <text:p>0.005</text:p>
          </table:table-cell>
          <table:table-cell/>
          <table:table-cell table:style-name="ce4"/>
          <table:table-cell/>
          <table:table-cell office:value-type="string" calcext:value-type="string">
            <text:p>ср</text:p>
          </table:table-cell>
          <table:table-cell table:style-name="ce13" table:formula="of:=AVERAGE([.G21:.G23])" office:value-type="float" office:value="5.35155555555556" calcext:value-type="float">
            <text:p>5.35</text:p>
          </table:table-cell>
          <table:table-cell table:style-name="ce13" table:formula="of:=AVERAGE([.H21:.H23])" office:value-type="float" office:value="5.35622222222222" calcext:value-type="float">
            <text:p>5.36</text:p>
          </table:table-cell>
          <table:table-cell table:style-name="ce10" table:formula="of:=AVERAGE([.I21:.I23])" office:value-type="float" office:value="5.36911111111111" calcext:value-type="float">
            <text:p>5.37</text:p>
          </table:table-cell>
          <table:table-cell/>
          <table:table-cell table:style-name="ce2"/>
          <table:table-cell office:value-type="string" calcext:value-type="string">
            <text:p>ср</text:p>
          </table:table-cell>
          <table:table-cell table:style-name="ce10" table:formula="of:=AVERAGE([.M21:.M23])" office:value-type="float" office:value="4.48266666666667" calcext:value-type="float">
            <text:p>4.4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/>
          <table:table-cell table:style-name="ce4" office:value-type="string" calcext:value-type="string">
            <text:p>\sigma_t, с</text:p>
          </table:table-cell>
          <table:table-cell table:style-name="ce15" table:formula="of:=[.$B$23]/15" office:value-type="float" office:value="0.04" calcext:value-type="float">
            <text:p>0.04</text:p>
          </table:table-cell>
          <table:table-cell/>
          <table:table-cell table:style-name="ce6"/>
          <table:table-cell/>
          <table:table-cell table:style-name="ce2"/>
          <table:table-cell table:style-name="ce4" office:value-type="string" calcext:value-type="string">
            <text:p>\sigma_t, с</text:p>
          </table:table-cell>
          <table:table-cell table:style-name="ce10" table:formula="of:=[.$B$23]/15" office:value-type="float" office:value="0.04" calcext:value-type="float">
            <text:p>0.0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6" office:value-type="string" calcext:value-type="string" table:number-columns-spanned="3" table:number-rows-spanned="1">
            <text:p>I, г* м^2</text:p>
          </table:table-cell>
          <table:covered-table-cell/>
          <table:covered-table-cell table:style-name="ce6"/>
          <table:table-cell/>
          <table:table-cell table:style-name="ce3"/>
          <table:table-cell table:style-name="ce9" office:value-type="string" calcext:value-type="string">
            <text:p>I</text:p>
          </table:table-cell>
          <table:table-cell table:style-name="ce7"/>
          <table:table-cell/>
          <table:table-cell table:style-name="ce6"/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formula="of:=[.B4]/12 * ([.B12]*[.B12]+[.B13]*[.B13])/10000" office:value-type="float" office:value="1.553786235" calcext:value-type="float">
            <text:p>1.554</text:p>
          </table:table-cell>
          <table:table-cell table:style-name="ce33" table:formula="of:=[.G27]" office:value-type="float" office:value="1.553786235" calcext:value-type="float">
            <text:p>1.554</text:p>
          </table:table-cell>
          <table:table-cell table:style-name="ce39" table:formula="of:=[.H27]" office:value-type="float" office:value="1.553786235" calcext:value-type="float">
            <text:p>1.554</text:p>
          </table:table-cell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\sigma_I</text:p>
          </table:table-cell>
          <table:table-cell table:formula="of:=SQRT(POWER([.G27]/[.B4]; 2) * POWER([.B22]; 2) + POWER([.B4]*[.B14]/3/100; 2) * POWER([.B24]/100; 2))" office:value-type="float" office:value="0.00173350155523728" calcext:value-type="float">
            <text:p>0.002</text:p>
          </table:table-cell>
          <table:table-cell/>
          <table:table-cell table:style-name="ce6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table:number-columns-repeated="6"/>
          <table:table-cell table:style-name="ce36" table:formula="of:=[.G28]/[.G27]" office:value-type="percentage" office:value="0.00111566283455798" calcext:value-type="percentage">
            <text:p>0.11%</text:p>
          </table:table-cell>
          <table:table-cell/>
          <table:table-cell table:style-name="ce6"/>
          <table:table-cell/>
          <table:table-cell table:style-name="ce34"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style-name="ce9" office:value-type="string" calcext:value-type="string">
            <text:p>t^2, с^2</text:p>
          </table:table-cell>
          <table:table-cell table:style-name="ce16" table:formula="of:=[.G24]*[.G24]" office:value-type="float" office:value="28.6391468641975" calcext:value-type="float">
            <text:p>28.64</text:p>
          </table:table-cell>
          <table:table-cell table:style-name="ce16" table:formula="of:=[.H24]*[.H24]" office:value-type="float" office:value="28.6891164938272" calcext:value-type="float">
            <text:p>28.69</text:p>
          </table:table-cell>
          <table:table-cell table:style-name="ce11" table:formula="of:=[.I24]*[.I24]" office:value-type="float" office:value="28.8273541234568" calcext:value-type="float">
            <text:p>28.83</text:p>
          </table:table-cell>
          <table:table-cell/>
          <table:table-cell table:style-name="ce13"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теор</text:p>
          </table:table-cell>
          <table:table-cell office:value-type="string" calcext:value-type="string">
            <text:p>эксп</text:p>
          </table:table-cell>
          <table:table-cell office:value-type="string" calcext:value-type="string">
            <text:p>\sigma_теор</text:p>
          </table:table-cell>
          <table:table-cell table:style-name="Default" office:value-type="string" calcext:value-type="string">
            <text:p>\sigma_эксп</text:p>
          </table:table-cell>
          <table:table-cell office:value-type="string" calcext:value-type="string">
            <text:p>s</text:p>
          </table:table-cell>
          <table:table-cell table:style-name="Default"/>
          <table:table-cell office:value-type="string" calcext:value-type="string">
            <text:p>Хи^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M’</text:p>
          </table:table-cell>
          <table:table-cell table:style-name="ce13" table:formula="of:=SQRT(([.$C$12]*[.$C$12]*[.N5]*[.N5]+[.$C$13]*[.$C$13]*[.O5]*[.O5])/([.$C$12]*[.$C$12]+[.$C$13]*[.$C$13]))" office:value-type="float" office:value="6.62779333309657" calcext:value-type="float">
            <text:p>6.63</text:p>
          </table:table-cell>
          <table:table-cell table:style-name="ce13" table:formula="of:=[.Q5]" office:value-type="float" office:value="6.66133333333333" calcext:value-type="float">
            <text:p>6.66</text:p>
          </table:table-cell>
          <table:table-cell table:style-name="ce13" table:formula="of:=SQRT(POWER([.N5]/[.B33] * [.$C$12]*[.$C$12]/([.$C$12]*[.$C$12]+[.$C$13]*[.$C$13]); 2) * POWER([.$N$9]; 2)+POWER([.O5]/[.B33] * [.$C$13]*[.$C$13]/([.$C$12]*[.$C$12]+[.$C$13]*[.$C$13]); 2) * POWER([.$N$9]; 2) + POWER([.$C$12]*[.$C$13]*[.$C$13]*([.N5]*[.N5]-[.O5]*[.O5])/[.B33]/POWER([.$C$12]*[.$C$12]+[.$C$13]*[.$C$13]; 2)*100; 2) * POWER([.$B$24]/100; 2) + POWER([.$C$12]*[.$C$12]*[.$C$13]*(-[.N5]*[.N5]+[.O5]*[.O5])/[.B33]/POWER([.$C$12]*[.$C$12]+[.$C$13]*[.$C$13]; 2)*100; 2) * POWER([.$B$24]/100; 2))" office:value-type="float" office:value="0.0325849755216996" calcext:value-type="float">
            <text:p>0.03</text:p>
          </table:table-cell>
          <table:table-cell table:style-name="ce13" table:formula="of:=[.$N$9]" office:value-type="float" office:value="0.04" calcext:value-type="float">
            <text:p>0.04</text:p>
          </table:table-cell>
          <table:table-cell table:style-name="ce33" table:formula="of:=ABS([.B33]-[.C33])/SQRT([.D33]*[.D33]+[.E33]*[.E33])" office:value-type="float" office:value="0.650095157732168" calcext:value-type="float">
            <text:p>0.650</text:p>
          </table:table-cell>
          <table:table-cell table:formula="of:=[.F33]*[.F33]" office:value-type="float" office:value="0.422623714106813" calcext:value-type="float">
            <text:p>0.423</text:p>
          </table:table-cell>
          <table:table-cell table:style-name="ce33" table:formula="of:=SUM([.G33:.G35])" office:value-type="float" office:value="59.5120398321506" calcext:value-type="float">
            <text:p>59.512</text:p>
          </table:table-cell>
          <table:table-cell table:style-name="ce33"/>
          <table:table-cell table:number-columns-repeated="11"/>
        </table:table-row>
        <table:table-row table:style-name="ro1">
          <table:table-cell/>
          <table:table-cell table:style-name="ce13" table:formula="of:=SQRT(([.$C$12]*[.$C$12]*[.N6]*[.N6]+[.$C$13]*[.$C$13]*[.O6]*[.O6])/([.$C$12]*[.$C$12]+[.$C$13]*[.$C$13]))" office:value-type="float" office:value="6.63201831679593" calcext:value-type="float">
            <text:p>6.63</text:p>
          </table:table-cell>
          <table:table-cell table:style-name="ce13" table:formula="of:=[.Q6]" office:value-type="float" office:value="6.23666666666667" calcext:value-type="float">
            <text:p>6.24</text:p>
          </table:table-cell>
          <table:table-cell table:style-name="ce13" table:formula="of:=SQRT(POWER([.N6]/[.B34] * [.$C$12]*[.$C$12]/([.$C$12]*[.$C$12]+[.$C$13]*[.$C$13]); 2) * POWER([.$N$9]; 2)+POWER([.O6]/[.B34] * [.$C$13]*[.$C$13]/([.$C$12]*[.$C$12]+[.$C$13]*[.$C$13]); 2) * POWER([.$N$9]; 2) + POWER([.$C$12]*[.$C$13]*[.$C$13]*([.N6]*[.N6]-[.O6]*[.O6])/[.B34]/POWER([.$C$12]*[.$C$12]+[.$C$13]*[.$C$13]; 2)*100; 2) * POWER([.$B$24]/100; 2) + POWER([.$C$12]*[.$C$12]*[.$C$13]*(-[.N6]*[.N6]+[.O6]*[.O6])/[.B34]/POWER([.$C$12]*[.$C$12]+[.$C$13]*[.$C$13]; 2)*100; 2) * POWER([.$B$24]/100; 2))" office:value-type="float" office:value="0.0325590656330569" calcext:value-type="float">
            <text:p>0.03</text:p>
          </table:table-cell>
          <table:table-cell table:style-name="ce13" table:formula="of:=[.$N$9]" office:value-type="float" office:value="0.04" calcext:value-type="float">
            <text:p>0.04</text:p>
          </table:table-cell>
          <table:table-cell table:style-name="ce33" table:formula="of:=ABS([.B34]-[.C34])/SQRT([.D34]*[.D34]+[.E34]*[.E34])" office:value-type="float" office:value="7.66540605886821" calcext:value-type="float">
            <text:p>7.665</text:p>
          </table:table-cell>
          <table:table-cell table:formula="of:=[.F34]*[.F34]" office:value-type="float" office:value="58.7584500473335" calcext:value-type="float">
            <text:p>58.758</text:p>
          </table:table-cell>
          <table:table-cell table:style-name="ce33"/>
          <table:table-cell table:number-columns-repeated="12"/>
        </table:table-row>
        <table:table-row table:style-name="ro1">
          <table:table-cell/>
          <table:table-cell table:style-name="ce13" table:formula="of:=SQRT(([.$C$12]*[.$C$12]*[.N7]*[.N7]+[.$C$13]*[.$C$13]*[.O7]*[.O7])/([.$C$12]*[.$C$12]+[.$C$13]*[.$C$13]))" office:value-type="float" office:value="6.68636127835584" calcext:value-type="float">
            <text:p>6.69</text:p>
          </table:table-cell>
          <table:table-cell table:style-name="ce13" table:formula="of:=[.Q7]" office:value-type="float" office:value="6.65666666666667" calcext:value-type="float">
            <text:p>6.66</text:p>
          </table:table-cell>
          <table:table-cell table:style-name="ce13" table:formula="of:=SQRT(POWER([.N7]/[.B35] * [.$C$12]*[.$C$12]/([.$C$12]*[.$C$12]+[.$C$13]*[.$C$13]); 2) * POWER([.$N$9]; 2)+POWER([.O7]/[.B35] * [.$C$13]*[.$C$13]/([.$C$12]*[.$C$12]+[.$C$13]*[.$C$13]); 2) * POWER([.$N$9]; 2) + POWER([.$C$12]*[.$C$13]*[.$C$13]*([.N7]*[.N7]-[.O7]*[.O7])/[.B35]/POWER([.$C$12]*[.$C$12]+[.$C$13]*[.$C$13]; 2)*100; 2) * POWER([.$B$24]/100; 2) + POWER([.$C$12]*[.$C$12]*[.$C$13]*(-[.N7]*[.N7]+[.O7]*[.O7])/[.B35]/POWER([.$C$12]*[.$C$12]+[.$C$13]*[.$C$13]; 2)*100; 2) * POWER([.$B$24]/100; 2))" office:value-type="float" office:value="0.0326225488169759" calcext:value-type="float">
            <text:p>0.03</text:p>
          </table:table-cell>
          <table:table-cell table:style-name="ce13" table:formula="of:=[.$N$9]" office:value-type="float" office:value="0.04" calcext:value-type="float">
            <text:p>0.04</text:p>
          </table:table-cell>
          <table:table-cell table:style-name="ce33" table:formula="of:=ABS([.B35]-[.C35])/SQRT([.D35]*[.D35]+[.E35]*[.E35])" office:value-type="float" office:value="0.57529650677738" calcext:value-type="float">
            <text:p>0.575</text:p>
          </table:table-cell>
          <table:table-cell table:formula="of:=[.F35]*[.F35]" office:value-type="float" office:value="0.330966070710256" calcext:value-type="float">
            <text:p>0.331</text:p>
          </table:table-cell>
          <table:table-cell table:style-name="ce33"/>
          <table:table-cell table:number-columns-repeated="12"/>
        </table:table-row>
        <table:table-row table:style-name="ro1">
          <table:table-cell office:value-type="string" calcext:value-type="string">
            <text:p>EE’</text:p>
          </table:table-cell>
          <table:table-cell table:style-name="ce13" table:formula="of:=SQRT(([.$C$12]*[.$C$12]*[.N5]*[.N5]+[.$C$14]*[.$C$14]*[.P5]*[.P5])/([.$C$12]*[.$C$12]+[.$C$14]*[.$C$14]))" office:value-type="float" office:value="5.80363080781682" calcext:value-type="float">
            <text:p>5.80</text:p>
          </table:table-cell>
          <table:table-cell table:style-name="ce13" table:formula="of:=[.R5]" office:value-type="float" office:value="5.81" calcext:value-type="float">
            <text:p>5.81</text:p>
          </table:table-cell>
          <table:table-cell table:style-name="ce13" table:formula="of:=SQRT(POWER([.P8]/[.B36] * [.C14]*[.C14]/([.C14]*[.C14]+[.C13]*[.C13]); 2) * POWER([.N9]; 2)+POWER([.O8]/[.B36] * [.C13]*[.C13]/([.C14]*[.C14]+[.C13]*[.C13]); 2) * POWER([.N9]; 2) + POWER([.C14]*[.C13]*[.C13]*([.P8]*[.P8]-[.O8]*[.O8])/[.B36]/POWER([.C14]*[.C14]+[.C13]*[.C13]; 2)*100; 2) * POWER([.B24]/100; 2) + POWER([.C14]*[.C14]*[.C13]*(-[.P8]*[.P8]+[.O8]*[.O8])/[.B36]/POWER([.C14]*[.C14]+[.C13]*[.C13]; 2)*100; 2) * POWER([.B24]/100; 2))" office:value-type="float" office:value="0.0303141240018556" calcext:value-type="float">
            <text:p>0.03</text:p>
          </table:table-cell>
          <table:table-cell table:style-name="ce13" table:formula="of:=[.$N$9]" office:value-type="float" office:value="0.04" calcext:value-type="float">
            <text:p>0.04</text:p>
          </table:table-cell>
          <table:table-cell table:style-name="ce33" table:formula="of:=ABS([.B36]-[.C36])/SQRT([.D36]*[.D36]+[.E36]*[.E36])" office:value-type="float" office:value="0.126903884192482" calcext:value-type="float">
            <text:p>0.127</text:p>
          </table:table-cell>
          <table:table-cell table:formula="of:=[.F36]*[.F36]" office:value-type="float" office:value="0.0161045958231389" calcext:value-type="float">
            <text:p>0.016</text:p>
          </table:table-cell>
          <table:table-cell table:style-name="ce33" table:formula="of:=SUM([.G36:.G38])" office:value-type="float" office:value="0.107765211354532" calcext:value-type="float">
            <text:p>0.108</text:p>
          </table:table-cell>
          <table:table-cell table:number-columns-repeated="12"/>
        </table:table-row>
        <table:table-row table:style-name="ro1">
          <table:table-cell/>
          <table:table-cell table:style-name="ce13" table:formula="of:=SQRT(([.$C$12]*[.$C$12]*[.N6]*[.N6]+[.$C$14]*[.$C$14]*[.P6]*[.P6])/([.$C$12]*[.$C$12]+[.$C$14]*[.$C$14]))" office:value-type="float" office:value="5.79472479522537" calcext:value-type="float">
            <text:p>5.79</text:p>
          </table:table-cell>
          <table:table-cell table:style-name="ce13" table:formula="of:=[.R6]" office:value-type="float" office:value="5.802" calcext:value-type="float">
            <text:p>5.80</text:p>
          </table:table-cell>
          <table:table-cell table:style-name="ce13" table:formula="of:=[.D36]" office:value-type="float" office:value="0.0303141240018556" calcext:value-type="float">
            <text:p>0.03</text:p>
          </table:table-cell>
          <table:table-cell table:style-name="ce13" table:formula="of:=[.$N$9]" office:value-type="float" office:value="0.04" calcext:value-type="float">
            <text:p>0.04</text:p>
          </table:table-cell>
          <table:table-cell table:style-name="ce33" table:formula="of:=ABS([.B37]-[.C37])/SQRT([.D37]*[.D37]+[.E37]*[.E37])" office:value-type="float" office:value="0.144955862163415" calcext:value-type="float">
            <text:p>0.145</text:p>
          </table:table-cell>
          <table:table-cell table:formula="of:=[.F37]*[.F37]" office:value-type="float" office:value="0.0210122019755391" calcext:value-type="float">
            <text:p>0.021</text:p>
          </table:table-cell>
          <table:table-cell table:style-name="ce33"/>
          <table:table-cell table:number-columns-repeated="12"/>
        </table:table-row>
        <table:table-row table:style-name="ro1">
          <table:table-cell/>
          <table:table-cell table:style-name="ce13" table:formula="of:=SQRT(([.$C$12]*[.$C$12]*[.N7]*[.N7]+[.$C$14]*[.$C$14]*[.P7]*[.P7])/([.$C$12]*[.$C$12]+[.$C$14]*[.$C$14]))" office:value-type="float" office:value="5.80332651873695" calcext:value-type="float">
            <text:p>5.80</text:p>
          </table:table-cell>
          <table:table-cell table:style-name="ce13" table:formula="of:=[.R7]" office:value-type="float" office:value="5.81666666666667" calcext:value-type="float">
            <text:p>5.82</text:p>
          </table:table-cell>
          <table:table-cell table:style-name="ce13" table:formula="of:=[.D37]" office:value-type="float" office:value="0.0303141240018556" calcext:value-type="float">
            <text:p>0.03</text:p>
          </table:table-cell>
          <table:table-cell table:style-name="ce13" table:formula="of:=[.$N$9]" office:value-type="float" office:value="0.04" calcext:value-type="float">
            <text:p>0.04</text:p>
          </table:table-cell>
          <table:table-cell table:style-name="ce33" table:formula="of:=ABS([.B38]-[.C38])/SQRT([.D38]*[.D38]+[.E38]*[.E38])" office:value-type="float" office:value="0.265797692909202" calcext:value-type="float">
            <text:p>0.266</text:p>
          </table:table-cell>
          <table:table-cell table:formula="of:=[.F38]*[.F38]" office:value-type="float" office:value="0.0706484135558543" calcext:value-type="float">
            <text:p>0.071</text:p>
          </table:table-cell>
          <table:table-cell table:style-name="ce33"/>
          <table:table-cell table:number-columns-repeated="12"/>
        </table:table-row>
        <table:table-row table:style-name="ro1">
          <table:table-cell office:value-type="string" calcext:value-type="string">
            <text:p>PP’</text:p>
          </table:table-cell>
          <table:table-cell table:style-name="ce13" table:formula="of:=SQRT(([.$C$14]*[.$C$14]*[.P5]*[.P5]+[.$C$13]*[.$C$13]*[.O5]*[.O5])/([.$C$14]*[.$C$14]+[.$C$13]*[.$C$13]))" office:value-type="float" office:value="5.93771585723193" calcext:value-type="float">
            <text:p>5.94</text:p>
          </table:table-cell>
          <table:table-cell table:style-name="ce13" table:formula="of:=[.S5]" office:value-type="float" office:value="5.972" calcext:value-type="float">
            <text:p>5.97</text:p>
          </table:table-cell>
          <table:table-cell table:style-name="ce13" table:formula="of:=SQRT(POWER([.N8]/[.B39] * [.C12]*[.C12]/([.C12]*[.C12]+[.C14]*[.C14]); 2) * POWER([.N9]; 2)+POWER([.P8]/[.B39] * [.C14]*[.C14]/([.C12]*[.C12]+[.C14]*[.C14]); 2) * POWER([.N9]; 2) + POWER([.C12]*[.C14]*[.C14]*([.N8]*[.N8]-[.P8]*[.P8])/[.B39]/POWER([.C12]*[.C12]+[.C14]*[.C14]; 2)*100; 2) * POWER([.B24]/100; 2) + POWER([.C12]*[.C12]*[.C14]*(-[.N8]*[.N8]+[.P8]*[.P8])/[.B39]/POWER([.C12]*[.C12]+[.C14]*[.C14]; 2)*100; 2) * POWER([.B24]/100; 2))" office:value-type="float" office:value="0.0345199606680123" calcext:value-type="float">
            <text:p>0.03</text:p>
          </table:table-cell>
          <table:table-cell table:style-name="ce13" table:formula="of:=[.$N$9]" office:value-type="float" office:value="0.04" calcext:value-type="float">
            <text:p>0.04</text:p>
          </table:table-cell>
          <table:table-cell table:style-name="ce33" table:formula="of:=ABS([.B39]-[.C39])/SQRT([.D39]*[.D39]+[.E39]*[.E39])" office:value-type="float" office:value="0.648880236476516" calcext:value-type="float">
            <text:p>0.649</text:p>
          </table:table-cell>
          <table:table-cell table:formula="of:=[.F39]*[.F39]" office:value-type="float" office:value="0.42104556128982" calcext:value-type="float">
            <text:p>0.421</text:p>
          </table:table-cell>
          <table:table-cell table:style-name="ce33" table:formula="of:=SUM([.G39:.G41])" office:value-type="float" office:value="1.31177842699003" calcext:value-type="float">
            <text:p>1.312</text:p>
          </table:table-cell>
          <table:table-cell table:number-columns-repeated="12"/>
        </table:table-row>
        <table:table-row table:style-name="ro1">
          <table:table-cell/>
          <table:table-cell table:style-name="ce13" table:formula="of:=SQRT(([.$C$14]*[.$C$14]*[.P6]*[.P6]+[.$C$13]*[.$C$13]*[.O6]*[.O6])/([.$C$14]*[.$C$14]+[.$C$13]*[.$C$13]))" office:value-type="float" office:value="5.92692755050232" calcext:value-type="float">
            <text:p>5.93</text:p>
          </table:table-cell>
          <table:table-cell table:style-name="ce13" table:formula="of:=[.S6]" office:value-type="float" office:value="5.974" calcext:value-type="float">
            <text:p>5.97</text:p>
          </table:table-cell>
          <table:table-cell table:style-name="ce13" table:formula="of:=[.D39]" office:value-type="float" office:value="0.0345199606680123" calcext:value-type="float">
            <text:p>0.03</text:p>
          </table:table-cell>
          <table:table-cell table:style-name="ce13" table:formula="of:=[.$N$9]" office:value-type="float" office:value="0.04" calcext:value-type="float">
            <text:p>0.04</text:p>
          </table:table-cell>
          <table:table-cell table:style-name="ce33" table:formula="of:=ABS([.B40]-[.C40])/SQRT([.D40]*[.D40]+[.E40]*[.E40])" office:value-type="float" office:value="0.890918649132261" calcext:value-type="float">
            <text:p>0.891</text:p>
          </table:table-cell>
          <table:table-cell table:formula="of:=[.F40]*[.F40]" office:value-type="float" office:value="0.793736039371654" calcext:value-type="float">
            <text:p>0.794</text:p>
          </table:table-cell>
          <table:table-cell table:style-name="ce33"/>
          <table:table-cell table:number-columns-repeated="12"/>
        </table:table-row>
        <table:table-row table:style-name="ro1">
          <table:table-cell/>
          <table:table-cell table:style-name="ce13" table:formula="of:=SQRT(([.$C$14]*[.$C$14]*[.P7]*[.P7]+[.$C$13]*[.$C$13]*[.O7]*[.O7])/([.$C$14]*[.$C$14]+[.$C$13]*[.$C$13]))" office:value-type="float" office:value="5.95887796868561" calcext:value-type="float">
            <text:p>5.96</text:p>
          </table:table-cell>
          <table:table-cell table:style-name="ce13" table:formula="of:=[.S7]" office:value-type="float" office:value="5.97533333333333" calcext:value-type="float">
            <text:p>5.98</text:p>
          </table:table-cell>
          <table:table-cell table:style-name="ce13" table:formula="of:=[.D40]" office:value-type="float" office:value="0.0345199606680123" calcext:value-type="float">
            <text:p>0.03</text:p>
          </table:table-cell>
          <table:table-cell table:style-name="ce13" table:formula="of:=[.$N$9]" office:value-type="float" office:value="0.04" calcext:value-type="float">
            <text:p>0.04</text:p>
          </table:table-cell>
          <table:table-cell table:style-name="ce33" table:formula="of:=ABS([.B41]-[.C41])/SQRT([.D41]*[.D41]+[.E41]*[.E41])" office:value-type="float" office:value="0.311443134983828" calcext:value-type="float">
            <text:p>0.311</text:p>
          </table:table-cell>
          <table:table-cell table:formula="of:=[.F41]*[.F41]" office:value-type="float" office:value="0.0969968263285552" calcext:value-type="float">
            <text:p>0.097</text:p>
          </table:table-cell>
          <table:table-cell table:style-name="ce33"/>
          <table:table-cell table:number-columns-repeated="12"/>
        </table:table-row>
        <table:table-row table:style-name="ro1">
          <table:table-cell office:value-type="string" calcext:value-type="string">
            <text:p>AC’</text:p>
          </table:table-cell>
          <table:table-cell table:style-name="ce13" table:formula="of:=SQRT(([.$C$12]*[.$C$12]*[.N5]*[.N5]+[.$C$13]*[.$C$13]*[.O5]*[.O5]+[.$C$14]*[.$C$14]*[.P5]*[.P5])/([.$C$12]*[.$C$12]+[.$C$13]*[.$C$13]+[.$C$14]*[.$C$14]))" office:value-type="float" office:value="6.02058770634979" calcext:value-type="float">
            <text:p>6.02</text:p>
          </table:table-cell>
          <table:table-cell table:style-name="ce13" table:formula="of:=[.T5]" office:value-type="float" office:value="6.03466666666667" calcext:value-type="float">
            <text:p>6.03</text:p>
          </table:table-cell>
          <table:table-cell table:style-name="ce13" table:formula="of:=SQRT(POWER([.N9]/[.B42]/([.C12]*[.C12]+[.C13]*[.C13]+[.C14]*[.C14]); 2)*([.N8]*[.N8]+[.O8]*[.O8]+[.P8]*[.P8])*10000+POWER([.B24]/[.B42]/POWER([.C12]*[.C12]+[.C13]*[.C13]+[.C14]*[.C14]; 4); 2)*10000*SUM([.D48:.D50]))" office:value-type="float" office:value="0.021103371319776" calcext:value-type="float">
            <text:p>0.02</text:p>
          </table:table-cell>
          <table:table-cell table:style-name="ce13" table:formula="of:=[.$N$9]" office:value-type="float" office:value="0.04" calcext:value-type="float">
            <text:p>0.04</text:p>
          </table:table-cell>
          <table:table-cell table:style-name="ce33" table:formula="of:=ABS([.B42]-[.C42])/SQRT([.D42]*[.D42]+[.E42]*[.E42])" office:value-type="float" office:value="0.311305307491734" calcext:value-type="float">
            <text:p>0.311</text:p>
          </table:table-cell>
          <table:table-cell table:formula="of:=[.F42]*[.F42]" office:value-type="float" office:value="0.0969109944725233" calcext:value-type="float">
            <text:p>0.097</text:p>
          </table:table-cell>
          <table:table-cell table:style-name="ce33" table:formula="of:=SUM([.G42:.G44])" office:value-type="float" office:value="1.24898266517902" calcext:value-type="float">
            <text:p>1.249</text:p>
          </table:table-cell>
          <table:table-cell table:number-columns-repeated="12"/>
        </table:table-row>
        <table:table-row table:style-name="ro1">
          <table:table-cell/>
          <table:table-cell table:style-name="ce13" table:formula="of:=SQRT(([.$C$12]*[.$C$12]*[.N6]*[.N6]+[.$C$13]*[.$C$13]*[.O6]*[.O6]+[.$C$14]*[.$C$14]*[.P6]*[.P6])/([.$C$12]*[.$C$12]+[.$C$13]*[.$C$13]+[.$C$14]*[.$C$14]))" office:value-type="float" office:value="6.01342343919622" calcext:value-type="float">
            <text:p>6.01</text:p>
          </table:table-cell>
          <table:table-cell table:style-name="ce13" table:formula="of:=[.T6]" office:value-type="float" office:value="6.05866666666667" calcext:value-type="float">
            <text:p>6.06</text:p>
          </table:table-cell>
          <table:table-cell table:style-name="ce13" table:formula="of:=[.D42]" office:value-type="float" office:value="0.021103371319776" calcext:value-type="float">
            <text:p>0.02</text:p>
          </table:table-cell>
          <table:table-cell table:style-name="ce13" table:formula="of:=[.$N$9]" office:value-type="float" office:value="0.04" calcext:value-type="float">
            <text:p>0.04</text:p>
          </table:table-cell>
          <table:table-cell table:style-name="ce33" table:formula="of:=ABS([.B43]-[.C43])/SQRT([.D43]*[.D43]+[.E43]*[.E43])" office:value-type="float" office:value="1.00039040686278" calcext:value-type="float">
            <text:p>1.000</text:p>
          </table:table-cell>
          <table:table-cell table:formula="of:=[.F43]*[.F43]" office:value-type="float" office:value="1.00078096614309" calcext:value-type="float">
            <text:p>1.001</text:p>
          </table:table-cell>
          <table:table-cell table:style-name="ce33"/>
          <table:table-cell table:number-columns-repeated="12"/>
        </table:table-row>
        <table:table-row table:style-name="ro1">
          <table:table-cell/>
          <table:table-cell table:style-name="ce13" table:formula="of:=SQRT(([.$C$12]*[.$C$12]*[.N7]*[.N7]+[.$C$13]*[.$C$13]*[.O7]*[.O7]+[.$C$14]*[.$C$14]*[.P7]*[.P7])/([.$C$12]*[.$C$12]+[.$C$13]*[.$C$13]+[.$C$14]*[.$C$14]))" office:value-type="float" office:value="6.04174234735523" calcext:value-type="float">
            <text:p>6.04</text:p>
          </table:table-cell>
          <table:table-cell table:style-name="ce13" table:formula="of:=[.T7]" office:value-type="float" office:value="6.05933333333333" calcext:value-type="float">
            <text:p>6.06</text:p>
          </table:table-cell>
          <table:table-cell table:style-name="ce13" table:formula="of:=[.D43]" office:value-type="float" office:value="0.021103371319776" calcext:value-type="float">
            <text:p>0.02</text:p>
          </table:table-cell>
          <table:table-cell table:style-name="ce13" table:formula="of:=[.$N$9]" office:value-type="float" office:value="0.04" calcext:value-type="float">
            <text:p>0.04</text:p>
          </table:table-cell>
          <table:table-cell table:style-name="ce33" table:formula="of:=ABS([.B44]-[.C44])/SQRT([.D44]*[.D44]+[.E44]*[.E44])" office:value-type="float" office:value="0.388961057900932" calcext:value-type="float">
            <text:p>0.389</text:p>
          </table:table-cell>
          <table:table-cell table:formula="of:=[.F44]*[.F44]" office:value-type="float" office:value="0.151290704563412" calcext:value-type="float">
            <text:p>0.151</text:p>
          </table:table-cell>
          <table:table-cell table:style-name="ce33"/>
          <table:table-cell table:number-columns-repeated="12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table:formula="of:=[.C12]*([.C13]*[.C13]*([.N8]*[.N8]-[.O8]*[.O8])+[.C14]*[.C14]*([.N8]*[.N8]-[.P8]*[.P8]))/1000000" office:value-type="float" office:value="0.022759881563113" calcext:value-type="float">
            <text:p>0.022759881563113</text:p>
          </table:table-cell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table:formula="of:=[.C13]*([.C12]*[.C12]*([.O8]*[.O8]-[.N8]*[.N8])+[.C14]*[.C14]*([.O8]*[.O8]-[.P8]*[.P8]))/1000000" office:value-type="float" office:value="0.0233026078544637" calcext:value-type="float">
            <text:p>0.0233026078544637</text:p>
          </table:table-cell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table:formula="of:=[.C14]*([.C13]*[.C13]*([.P8]*[.P8]-[.O8]*[.O8])+[.C12]*[.C12]*([.P8]*[.P8]-[.N8]*[.N8]))/1000000" office:value-type="float" office:value="-0.0231979271800847" calcext:value-type="float">
            <text:p>-0.0231979271800847</text:p>
          </table:table-cell>
          <table:table-cell table:style-name="Default"/>
          <table:table-cell/>
          <table:table-cell table:style-name="Default"/>
          <table:table-cell table:number-columns-repeated="13"/>
        </table:table-row>
      </table:table>
      <table:table table:name="Sheet2" table:style-name="ta1">
        <table:table-column table:style-name="co4" table:default-cell-style-name="Default"/>
        <table:table-column table:style-name="co4" table:default-cell-style-name="ce13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T^2_\text{р}, с</text:p>
          </table:table-cell>
          <table:table-cell table:formula="of:=[$Sheet1.M24]" office:value-type="float" office:value="4.48266666666667" calcext:value-type="float">
            <text:p>4.48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Параллелепипед</text:p>
          </table:table-cell>
          <table:table-cell table:style-name="Default"/>
          <table:table-cell table:number-columns-repeated="2"/>
          <table:table-cell table:style-name="ce46"/>
          <table:table-cell/>
          <table:table-cell office:value-type="string" calcext:value-type="string">
            <text:p>Параллелепипе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ось</text:p>
          </table:table-cell>
          <table:table-cell table:style-name="Default" office:value-type="string" calcext:value-type="string">
            <text:p>T, с</text:p>
          </table:table-cell>
          <table:table-cell office:value-type="string" calcext:value-type="string">
            <text:p>1/\sqrt{T^2 – T^2_\text{р}}, 10^-2 с</text:p>
          </table:table-cell>
          <table:table-cell table:number-columns-repeated="3"/>
          <table:table-cell office:value-type="string" calcext:value-type="string">
            <text:p>Плоскост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gma_a</text:p>
          </table:table-cell>
          <table:table-cell office:value-type="string" calcext:value-type="string">
            <text:p>sigma_b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>
            <text:p>X</text:p>
          </table:table-cell>
          <table:table-cell office:value-type="float" office:value="7.01311111111111" calcext:value-type="float">
            <text:p>7.01</text:p>
          </table:table-cell>
          <table:table-cell table:style-name="ce13" table:formula="of:=1/SQRT([.B5]*[.B5]-[.$B$1]*[.$B$1])*100" office:value-type="float" office:value="18.5409685220234" calcext:value-type="float">
            <text:p>18.54</text:p>
          </table:table-cell>
          <table:table-cell table:style-name="ce20"/>
          <table:table-cell/>
          <table:table-cell table:style-name="ce13"/>
          <table:table-cell table:style-name="ce13" office:value-type="string" calcext:value-type="string">
            <text:p>xOy</text:p>
          </table:table-cell>
          <table:table-cell table:style-name="ce13" office:value-type="float" office:value="21.0511582179014" calcext:value-type="float">
            <text:p>21.05</text:p>
          </table:table-cell>
          <table:table-cell table:style-name="ce13" office:value-type="float" office:value="19.1920121403424" calcext:value-type="float">
            <text:p>19.19</text:p>
          </table:table-cell>
          <table:table-cell table:style-name="ce13" office:value-type="float" office:value="0.0359526557369059" calcext:value-type="float">
            <text:p>0.04</text:p>
          </table:table-cell>
          <table:table-cell table:style-name="ce13" office:value-type="float" office:value="0.397427919932154" calcext:value-type="float">
            <text:p>0.40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>
            <text:p>Y</text:p>
          </table:table-cell>
          <table:table-cell office:value-type="float" office:value="6.55311111111111" calcext:value-type="float">
            <text:p>6.55</text:p>
          </table:table-cell>
          <table:table-cell table:style-name="ce13" table:formula="of:=1/SQRT([.B6]*[.B6]-[.$B$1]*[.$B$1])*100" office:value-type="float" office:value="20.9202435296583" calcext:value-type="float">
            <text:p>20.92</text:p>
          </table:table-cell>
          <table:table-cell table:style-name="ce20"/>
          <table:table-cell/>
          <table:table-cell table:style-name="ce13"/>
          <table:table-cell table:style-name="ce13" office:value-type="string" calcext:value-type="string">
            <text:p>xOz</text:p>
          </table:table-cell>
          <table:table-cell table:style-name="ce13" office:value-type="float" office:value="19.9770397284505" calcext:value-type="float">
            <text:p>19.98</text:p>
          </table:table-cell>
          <table:table-cell table:style-name="ce13" office:value-type="float" office:value="27.7928984970908" calcext:value-type="float">
            <text:p>27.79</text:p>
          </table:table-cell>
          <table:table-cell table:style-name="ce13" office:value-type="float" office:value="1.12796804615941" calcext:value-type="float">
            <text:p>1.13</text:p>
          </table:table-cell>
          <table:table-cell table:style-name="ce13" office:value-type="float" office:value="0.347365389755153" calcext:value-type="float">
            <text:p>0.35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>
            <text:p>Z</text:p>
          </table:table-cell>
          <table:table-cell table:formula="of:=5.64733333333333" office:value-type="float" office:value="5.64733333333333" calcext:value-type="float">
            <text:p>5.65</text:p>
          </table:table-cell>
          <table:table-cell table:style-name="ce13" table:formula="of:=1/SQRT([.B7]*[.B7]-[.$B$1]*[.$B$1])*100" office:value-type="float" office:value="29.1135023642831" calcext:value-type="float">
            <text:p>29.11</text:p>
          </table:table-cell>
          <table:table-cell table:style-name="ce20"/>
          <table:table-cell table:number-columns-repeated="2"/>
          <table:table-cell table:style-name="ce13" office:value-type="string" calcext:value-type="string">
            <text:p>yOz</text:p>
          </table:table-cell>
          <table:table-cell table:style-name="ce13" office:value-type="float" office:value="22.6014390745211" calcext:value-type="float">
            <text:p>22.60</text:p>
          </table:table-cell>
          <table:table-cell table:style-name="ce13" office:value-type="float" office:value="26.9157278372384" calcext:value-type="float">
            <text:p>26.92</text:p>
          </table:table-cell>
          <table:table-cell table:style-name="ce13" office:value-type="float" office:value="0.757290313990587" calcext:value-type="float">
            <text:p>0.76</text:p>
          </table:table-cell>
          <table:table-cell table:style-name="ce13" office:value-type="float" office:value="0.659499663662563" calcext:value-type="float">
            <text:p>0.66</text:p>
          </table:table-cell>
          <table:table-cell table:number-columns-repeated="2"/>
          <table:table-cell table:style-name="ce13"/>
          <table:table-cell/>
        </table:table-row>
        <table:table-row table:style-name="ro1">
          <table:table-cell table:style-name="ce34" office:value-type="string" calcext:value-type="string">
            <text:p>MM’</text:p>
          </table:table-cell>
          <table:table-cell office:value-type="float" office:value="6.51822222222222" calcext:value-type="float">
            <text:p>6.52</text:p>
          </table:table-cell>
          <table:table-cell table:style-name="ce13" table:formula="of:=1/SQRT([.B8]*[.B8]-[.$B$1]*[.$B$1])*100" office:value-type="float" office:value="21.1321960408662" calcext:value-type="float">
            <text:p>21.13</text:p>
          </table:table-cell>
          <table:table-cell table:style-name="ce20"/>
          <table:table-cell/>
          <table:table-cell table:style-name="ce13"/>
          <table:table-cell table:style-name="ce13" office:value-type="string" calcext:value-type="string">
            <text:p>Куб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style-name="ce34" office:value-type="string" calcext:value-type="string">
            <text:p>EE’</text:p>
          </table:table-cell>
          <table:table-cell office:value-type="float" office:value="5.80955555555556" calcext:value-type="float">
            <text:p>5.81</text:p>
          </table:table-cell>
          <table:table-cell table:style-name="ce13" table:formula="of:=1/SQRT([.B9]*[.B9]-[.$B$1]*[.$B$1])*100" office:value-type="float" office:value="27.0600219155322" calcext:value-type="float">
            <text:p>27.06</text:p>
          </table:table-cell>
          <table:table-cell table:style-name="ce20"/>
          <table:table-cell/>
          <table:table-cell table:style-name="ce13"/>
          <table:table-cell table:style-name="ce13" office:value-type="string" calcext:value-type="string">
            <text:p>xOy</text:p>
          </table:table-cell>
          <table:table-cell table:number-columns-repeated="2" table:style-name="ce13" office:value-type="float" office:value="34.16" calcext:value-type="float">
            <text:p>34.16</text:p>
          </table:table-cell>
          <table:table-cell table:style-name="ce13" office:value-type="float" office:value="0.0176776695306605" calcext:value-type="float">
            <text:p>0.02</text:p>
          </table:table-cell>
          <table:table-cell table:style-name="ce13" office:value-type="float" office:value="0.0176776695298566" calcext:value-type="float">
            <text:p>0.02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>
            <text:p>PP’</text:p>
          </table:table-cell>
          <table:table-cell office:value-type="float" office:value="5.97377777777778" calcext:value-type="float">
            <text:p>5.97</text:p>
          </table:table-cell>
          <table:table-cell table:style-name="ce13" table:formula="of:=1/SQRT([.B10]*[.B10]-[.$B$1]*[.$B$1])*100" office:value-type="float" office:value="25.3252055881388" calcext:value-type="float">
            <text:p>25.33</text:p>
          </table:table-cell>
          <table:table-cell table:style-name="ce20"/>
          <table:table-cell/>
          <table:table-cell table:style-name="ce13"/>
          <table:table-cell table:style-name="ce13" office:value-type="string" calcext:value-type="string">
            <text:p>Блин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style-name="ce45" office:value-type="string" calcext:value-type="string">
            <text:p>AC’</text:p>
          </table:table-cell>
          <table:table-cell office:value-type="float" office:value="6.05088888888889" calcext:value-type="float">
            <text:p>6.05</text:p>
          </table:table-cell>
          <table:table-cell table:style-name="ce13" table:formula="of:=1/SQRT([.B11]*[.B11]-[.$B$1]*[.$B$1])*100" office:value-type="float" office:value="24.6041690951742" calcext:value-type="float">
            <text:p>24.60</text:p>
          </table:table-cell>
          <table:table-cell table:style-name="ce20"/>
          <table:table-cell/>
          <table:table-cell table:style-name="ce13"/>
          <table:table-cell office:value-type="string" calcext:value-type="string">
            <text:p>диаметровая</text:p>
          </table:table-cell>
          <table:table-cell table:style-name="ce13" office:value-type="float" office:value="34.35" calcext:value-type="float">
            <text:p>34.35</text:p>
          </table:table-cell>
          <table:table-cell table:style-name="ce13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Цилинд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Куб</text:p>
          </table:table-cell>
          <table:table-cell table:style-name="Default"/>
          <table:table-cell table:number-columns-repeated="4"/>
          <table:table-cell office:value-type="string" calcext:value-type="string">
            <text:p>диаметрова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ось</text:p>
          </table:table-cell>
          <table:table-cell table:style-name="Default" office:value-type="string" calcext:value-type="string">
            <text:p>T, с</text:p>
          </table:table-cell>
          <table:table-cell office:value-type="string" calcext:value-type="string">
            <text:p>1/\sqrt{T^2 – T^2_\text{р}}, 10^-2 с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1">
          <table:table-cell table:style-name="ce34" office:value-type="string" calcext:value-type="string">
            <text:p>X</text:p>
          </table:table-cell>
          <table:table-cell table:formula="of:=[$Sheet1.G24]" office:value-type="float" office:value="5.35155555555556" calcext:value-type="float">
            <text:p>5.35</text:p>
          </table:table-cell>
          <table:table-cell table:style-name="ce13" table:formula="of:=1/SQRT([.B15]*[.B15]-[.$B$1]*[.$B$1])*100" office:value-type="float" office:value="34.2095900076434" calcext:value-type="float">
            <text:p>34.21</text:p>
          </table:table-cell>
          <table:table-cell table:style-name="ce20" table:formula="of:=[.C15]*100" office:value-type="float" office:value="3420.95900076434" calcext:value-type="float">
            <text:p>3421</text:p>
          </table:table-cell>
          <table:table-cell table:number-columns-repeated="11"/>
        </table:table-row>
        <table:table-row table:style-name="ro1">
          <table:table-cell table:style-name="ce34" office:value-type="string" calcext:value-type="string">
            <text:p>MM’</text:p>
          </table:table-cell>
          <table:table-cell table:formula="of:=[$Sheet1.H24]" office:value-type="float" office:value="5.35622222222222" calcext:value-type="float">
            <text:p>5.36</text:p>
          </table:table-cell>
          <table:table-cell table:style-name="ce13" table:formula="of:=1/SQRT([.B16]*[.B16]-[.$B$1]*[.$B$1])*100" office:value-type="float" office:value="34.1099990203438" calcext:value-type="float">
            <text:p>34.11</text:p>
          </table:table-cell>
          <table:table-cell table:style-name="ce20" table:formula="of:=[.C16]*100" office:value-type="float" office:value="3410.99990203438" calcext:value-type="float">
            <text:p>3411</text:p>
          </table:table-cell>
          <table:table-cell table:number-columns-repeated="11"/>
        </table:table-row>
        <table:table-row table:style-name="ro1">
          <table:table-cell table:style-name="ce45" office:value-type="string" calcext:value-type="string">
            <text:p>AC’</text:p>
          </table:table-cell>
          <table:table-cell table:formula="of:=[$Sheet1.I24]" office:value-type="float" office:value="5.36911111111111" calcext:value-type="float">
            <text:p>5.37</text:p>
          </table:table-cell>
          <table:table-cell table:style-name="ce13" table:formula="of:=1/SQRT([.B17]*[.B17]-[.$B$1]*[.$B$1])*100" office:value-type="float" office:value="33.8389544007794" calcext:value-type="float">
            <text:p>33.84</text:p>
          </table:table-cell>
          <table:table-cell table:style-name="ce20" table:formula="of:=[.C17]*100" office:value-type="float" office:value="3383.89544007794" calcext:value-type="float">
            <text:p>3384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Цилиндр</text:p>
          </table:table-cell>
          <table:table-cell table:style-name="Default"/>
          <table:table-cell table:number-columns-repeated="5"/>
          <table:table-cell office:value-type="string" calcext:value-type="string">
            <text:p>ось</text:p>
          </table:table-cell>
          <table:table-cell table:style-name="ce34" office:value-type="string" calcext:value-type="string">
            <text:p>X</text:p>
          </table:table-cell>
          <table:table-cell table:style-name="ce34" office:value-type="string" calcext:value-type="string">
            <text:p>Y</text:p>
          </table:table-cell>
          <table:table-cell table:style-name="ce34" office:value-type="string" calcext:value-type="string">
            <text:p>Z</text:p>
          </table:table-cell>
          <table:table-cell table:style-name="ce34" office:value-type="string" calcext:value-type="string">
            <text:p>MM’</text:p>
          </table:table-cell>
          <table:table-cell table:style-name="ce34" office:value-type="string" calcext:value-type="string">
            <text:p>EE’</text:p>
          </table:table-cell>
          <table:table-cell table:style-name="ce34" office:value-type="string" calcext:value-type="string">
            <text:p>PP’</text:p>
          </table:table-cell>
          <table:table-cell table:style-name="ce38" office:value-type="string" calcext:value-type="string">
            <text:p>AC’</text:p>
          </table:table-cell>
        </table:table-row>
        <table:table-row table:style-name="ro1">
          <table:table-cell office:value-type="string" calcext:value-type="string">
            <text:p>ось</text:p>
          </table:table-cell>
          <table:table-cell table:style-name="Default" office:value-type="string" calcext:value-type="string">
            <text:p>T, с</text:p>
          </table:table-cell>
          <table:table-cell office:value-type="string" calcext:value-type="string">
            <text:p>1/\sqrt{T^2 – T^2_\text{р}}, 10^-2 с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, с</text:p>
          </table:table-cell>
          <table:table-cell table:style-name="ce13" office:value-type="float" office:value="7.01311111111111" calcext:value-type="float">
            <text:p>7.01</text:p>
          </table:table-cell>
          <table:table-cell table:style-name="ce13" office:value-type="float" office:value="6.55311111111111" calcext:value-type="float">
            <text:p>6.55</text:p>
          </table:table-cell>
          <table:table-cell table:style-name="ce13" table:formula="of:=5.64733333333333" office:value-type="float" office:value="5.64733333333333" calcext:value-type="float">
            <text:p>5.65</text:p>
          </table:table-cell>
          <table:table-cell table:style-name="ce13" office:value-type="float" office:value="6.51822222222222" calcext:value-type="float">
            <text:p>6.52</text:p>
          </table:table-cell>
          <table:table-cell table:style-name="ce13" office:value-type="float" office:value="5.80955555555556" calcext:value-type="float">
            <text:p>5.81</text:p>
          </table:table-cell>
          <table:table-cell table:style-name="ce13" office:value-type="float" office:value="5.97377777777778" calcext:value-type="float">
            <text:p>5.97</text:p>
          </table:table-cell>
          <table:table-cell table:style-name="ce13" office:value-type="float" office:value="6.05088888888889" calcext:value-type="float">
            <text:p>6.05</text:p>
          </table:table-cell>
        </table:table-row>
        <table:table-row table:style-name="ro1">
          <table:table-cell office:value-type="string" calcext:value-type="string">
            <text:p>высотная</text:p>
          </table:table-cell>
          <table:table-cell table:formula="of:=[$Sheet1.I7]" office:value-type="float" office:value="5.62377777777778" calcext:value-type="float">
            <text:p>5.62</text:p>
          </table:table-cell>
          <table:table-cell table:style-name="ce13" table:formula="of:=1/SQRT([.B22]*[.B22]-[.$B$1]*[.$B$1])*100" office:value-type="float" office:value="29.4467138725669" calcext:value-type="float">
            <text:p>29.45</text:p>
          </table:table-cell>
          <table:table-cell table:style-name="ce20" table:formula="of:=[.C22]*100" office:value-type="float" office:value="2944.67138725669" calcext:value-type="float">
            <text:p>2945</text:p>
          </table:table-cell>
          <table:table-cell table:number-columns-repeated="3"/>
          <table:table-cell office:value-type="string" calcext:value-type="string">
            <text:p>1/\sqrt{T^2 – T^2_\text{р}}, 10^-2 с</text:p>
          </table:table-cell>
          <table:table-cell table:style-name="ce13" table:formula="of:=1/SQRT([.I21]*[.I21]-[.$B$1]*[.$B$1])*100" office:value-type="float" office:value="18.5409685220234" calcext:value-type="float">
            <text:p>18.54</text:p>
          </table:table-cell>
          <table:table-cell table:style-name="ce13" table:formula="of:=1/SQRT([.J21]*[.J21]-[.$B$1]*[.$B$1])*100" office:value-type="float" office:value="20.9202435296583" calcext:value-type="float">
            <text:p>20.92</text:p>
          </table:table-cell>
          <table:table-cell table:style-name="ce13" table:formula="of:=1/SQRT([.K21]*[.K21]-[.$B$1]*[.$B$1])*100" office:value-type="float" office:value="29.1135023642831" calcext:value-type="float">
            <text:p>29.11</text:p>
          </table:table-cell>
          <table:table-cell table:style-name="ce13" table:formula="of:=1/SQRT([.L21]*[.L21]-[.$B$1]*[.$B$1])*100" office:value-type="float" office:value="21.1321960408662" calcext:value-type="float">
            <text:p>21.13</text:p>
          </table:table-cell>
          <table:table-cell table:style-name="ce13" table:formula="of:=1/SQRT([.M21]*[.M21]-[.$B$1]*[.$B$1])*100" office:value-type="float" office:value="27.0600219155322" calcext:value-type="float">
            <text:p>27.06</text:p>
          </table:table-cell>
          <table:table-cell table:style-name="ce13" table:formula="of:=1/SQRT([.N21]*[.N21]-[.$B$1]*[.$B$1])*100" office:value-type="float" office:value="25.3252055881388" calcext:value-type="float">
            <text:p>25.33</text:p>
          </table:table-cell>
          <table:table-cell table:style-name="ce13" table:formula="of:=1/SQRT([.O21]*[.O21]-[.$B$1]*[.$B$1])*100" office:value-type="float" office:value="24.6041690951742" calcext:value-type="float">
            <text:p>24.60</text:p>
          </table:table-cell>
        </table:table-row>
        <table:table-row table:style-name="ro1">
          <table:table-cell office:value-type="string" calcext:value-type="string">
            <text:p>диаметровая</text:p>
          </table:table-cell>
          <table:table-cell table:formula="of:=[$Sheet1.J7]" office:value-type="float" office:value="5.29844444444445" calcext:value-type="float">
            <text:p>5.30</text:p>
          </table:table-cell>
          <table:table-cell table:style-name="ce13" table:formula="of:=1/SQRT([.B23]*[.B23]-[.$B$1]*[.$B$1])*100" office:value-type="float" office:value="35.4013617902366" calcext:value-type="float">
            <text:p>35.40</text:p>
          </table:table-cell>
          <table:table-cell table:style-name="ce20" table:formula="of:=[.C23]*100" office:value-type="float" office:value="3540.13617902367" calcext:value-type="float">
            <text:p>3540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Блин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ось</text:p>
          </table:table-cell>
          <table:table-cell table:style-name="Default" office:value-type="string" calcext:value-type="string">
            <text:p>T, с</text:p>
          </table:table-cell>
          <table:table-cell office:value-type="string" calcext:value-type="string">
            <text:p>1/\sqrt{T^2 – T^2_\text{р}}, 10^-2 с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высотная</text:p>
          </table:table-cell>
          <table:table-cell table:formula="of:=[$Sheet1.G7]" office:value-type="float" office:value="6.022" calcext:value-type="float">
            <text:p>6.02</text:p>
          </table:table-cell>
          <table:table-cell table:style-name="ce13" table:formula="of:=1/SQRT([.B27]*[.B27]-[.$B$1]*[.$B$1])*100" office:value-type="float" office:value="24.8680954190231" calcext:value-type="float">
            <text:p>24.87</text:p>
          </table:table-cell>
          <table:table-cell table:style-name="ce20" table:formula="of:=[.C27]*100" office:value-type="float" office:value="2486.80954190231" calcext:value-type="float">
            <text:p>24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аметровая</text:p>
          </table:table-cell>
          <table:table-cell table:formula="of:=[$Sheet1.H7]" office:value-type="float" office:value="5.34488888888889" calcext:value-type="float">
            <text:p>5.34</text:p>
          </table:table-cell>
          <table:table-cell table:style-name="ce13" table:formula="of:=1/SQRT([.B28]*[.B28]-[.$B$1]*[.$B$1])*100" office:value-type="float" office:value="34.3532350019426" calcext:value-type="float">
            <text:p>34.35</text:p>
          </table:table-cell>
          <table:table-cell table:style-name="ce20" table:formula="of:=[.C28]*100" office:value-type="float" office:value="3435.32350019426" calcext:value-type="float">
            <text:p>343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4:31:20.842801472</meta:creation-date>
    <dc:date>2023-11-08T03:31:46.711989967</dc:date>
    <meta:editing-duration>PT6H40M40S</meta:editing-duration>
    <meta:editing-cycles>131</meta:editing-cycles>
    <meta:generator>LibreOffice/7.3.7.2$Linux_X86_64 LibreOffice_project/30$Build-2</meta:generator>
    <meta:document-statistic meta:table-count="2" meta:cell-count="449" meta:object-count="0"/>
  </office:meta>
</office:document-meta>
</file>